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74625cm" style:use-optimal-column-width="true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ffettuataD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r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ContrattoTelefonico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MinutiResidui</text:p>
          </table:table-cell>
          <table:table-cell office:value-type="string" table:style-name="ce4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office:value-type="date" office:date-value="1995-01-27T00:00:00" table:style-name="ce5">
            <text:p>27/01/95</text:p>
          </table:table-cell>
          <table:table-cell office:value-type="string" table:style-name="ce1">
            <text:p>ricarica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office:value-type="date" office:date-value="1996-03-01T00:00:00" table:style-name="ce5">
            <text:p>01/03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office:value-type="date" office:date-value="1996-07-12T00:00:00" table:style-name="ce5">
            <text:p>12/07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office:value-type="date" office:date-value="1996-11-23T00:00:00" table:style-name="ce5">
            <text:p>23/1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office:value-type="date" office:date-value="1996-03-05T00:00:00" table:style-name="ce5">
            <text:p>05/03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office:value-type="date" office:date-value="1996-07-16T00:00:00" table:style-name="ce5">
            <text:p>16/07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office:value-type="date" office:date-value="1996-11-27T00:00:00" table:style-name="ce5">
            <text:p>27/1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office:value-type="date" office:date-value="1996-03-09T00:00:00" table:style-name="ce5">
            <text:p>09/03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office:value-type="date" office:date-value="1996-07-20T00:00:00" table:style-name="ce5">
            <text:p>20/07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office:value-type="date" office:date-value="1996-12-01T00:00:00" table:style-name="ce5">
            <text:p>01/12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office:value-type="date" office:date-value="1996-04-13T00:00:00" table:style-name="ce5">
            <text:p>13/04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office:value-type="date" office:date-value="1996-08-24T00:00:00" table:style-name="ce5">
            <text:p>24/08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office:value-type="date" office:date-value="1996-12-05T00:00:00" table:style-name="ce5">
            <text:p>05/12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office:value-type="date" office:date-value="1996-04-16T00:00:00" table:style-name="ce5">
            <text:p>16/04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office:value-type="date" office:date-value="1996-08-28T00:00:00" table:style-name="ce5">
            <text:p>28/08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office:value-type="date" office:date-value="1996-01-09T00:00:00" table:style-name="ce5">
            <text:p>09/0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office:value-type="date" office:date-value="1996-05-21T00:00:00" table:style-name="ce5">
            <text:p>21/05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office:value-type="date" office:date-value="1996-09-02T00:00:00" table:style-name="ce5">
            <text:p>02/09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office:value-type="date" office:date-value="1996-01-13T00:00:00" table:style-name="ce5">
            <text:p>13/0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office:value-type="date" office:date-value="1996-05-24T00:00:00" table:style-name="ce5">
            <text:p>24/05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office:value-type="date" office:date-value="1996-09-05T00:00:00" table:style-name="ce5">
            <text:p>05/09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office:value-type="date" office:date-value="1996-01-16T00:00:00" table:style-name="ce5">
            <text:p>16/0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office:value-type="date" office:date-value="1996-05-27T00:00:00" table:style-name="ce5">
            <text:p>27/05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office:value-type="date" office:date-value="1996-09-07T00:00:00" table:style-name="ce5">
            <text:p>07/09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office:value-type="date" office:date-value="1996-01-18T00:00:00" table:style-name="ce5">
            <text:p>18/0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office:value-type="date" office:date-value="1996-05-29T00:00:00" table:style-name="ce5">
            <text:p>29/05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office:value-type="date" office:date-value="1996-09-09T00:00:00" table:style-name="ce5">
            <text:p>09/09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office:value-type="date" office:date-value="1996-01-20T00:00:00" table:style-name="ce5">
            <text:p>20/0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office:value-type="date" office:date-value="1996-05-31T00:00:00" table:style-name="ce5">
            <text:p>31/05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office:value-type="date" office:date-value="1996-09-11T00:00:00" table:style-name="ce5">
            <text:p>11/09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office:value-type="date" office:date-value="1996-01-22T00:00:00" table:style-name="ce5">
            <text:p>22/0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office:value-type="date" office:date-value="1996-06-02T00:00:00" table:style-name="ce5">
            <text:p>02/06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office:value-type="date" office:date-value="1996-10-13T00:00:00" table:style-name="ce5">
            <text:p>13/10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office:value-type="date" office:date-value="1996-02-24T00:00:00" table:style-name="ce5">
            <text:p>24/02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office:value-type="date" office:date-value="1996-06-05T00:00:00" table:style-name="ce5">
            <text:p>05/06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office:value-type="date" office:date-value="1996-10-16T00:00:00" table:style-name="ce5">
            <text:p>16/10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office:value-type="date" office:date-value="1996-02-27T00:00:00" table:style-name="ce5">
            <text:p>27/02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office:value-type="date" office:date-value="1996-06-08T00:00:00" table:style-name="ce5">
            <text:p>08/06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office:value-type="date" office:date-value="1996-10-19T00:00:00" table:style-name="ce5">
            <text:p>19/10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office:value-type="date" office:date-value="1997-03-01T00:00:00" table:style-name="ce5">
            <text:p>01/03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office:value-type="date" office:date-value="1997-07-12T00:00:00" table:style-name="ce5">
            <text:p>12/07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office:value-type="date" office:date-value="1997-11-23T00:00:00" table:style-name="ce5">
            <text:p>23/11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office:value-type="date" office:date-value="1997-03-05T00:00:00" table:style-name="ce5">
            <text:p>05/03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office:value-type="date" office:date-value="1997-07-16T00:00:00" table:style-name="ce5">
            <text:p>16/07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office:value-type="date" office:date-value="1997-11-27T00:00:00" table:style-name="ce5">
            <text:p>27/11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office:value-type="date" office:date-value="1997-03-09T00:00:00" table:style-name="ce5">
            <text:p>09/03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office:value-type="date" office:date-value="1997-07-20T00:00:00" table:style-name="ce5">
            <text:p>20/07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office:value-type="date" office:date-value="1997-12-01T00:00:00" table:style-name="ce5">
            <text:p>01/12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office:value-type="date" office:date-value="1997-04-13T00:00:00" table:style-name="ce5">
            <text:p>13/04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office:value-type="date" office:date-value="1997-08-24T00:00:00" table:style-name="ce5">
            <text:p>24/08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office:value-type="date" office:date-value="1997-12-05T00:00:00" table:style-name="ce5">
            <text:p>05/12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office:value-type="date" office:date-value="1997-04-16T00:00:00" table:style-name="ce5">
            <text:p>16/04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office:value-type="date" office:date-value="1997-08-28T00:00:00" table:style-name="ce5">
            <text:p>28/08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office:value-type="date" office:date-value="1997-01-09T00:00:00" table:style-name="ce5">
            <text:p>09/01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office:value-type="date" office:date-value="1997-05-21T00:00:00" table:style-name="ce5">
            <text:p>21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office:value-type="date" office:date-value="1997-09-02T00:00:00" table:style-name="ce5">
            <text:p>02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office:value-type="date" office:date-value="1997-01-13T00:00:00" table:style-name="ce5">
            <text:p>13/01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office:value-type="date" office:date-value="1997-05-24T00:00:00" table:style-name="ce5">
            <text:p>24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office:value-type="date" office:date-value="1997-09-05T00:00:00" table:style-name="ce5">
            <text:p>05/09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office:value-type="date" office:date-value="1997-01-16T00:00:00" table:style-name="ce5">
            <text:p>16/01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office:value-type="date" office:date-value="1997-05-27T00:00:00" table:style-name="ce5">
            <text:p>27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office:value-type="date" office:date-value="1997-09-07T00:00:00" table:style-name="ce5">
            <text:p>07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office:value-type="date" office:date-value="1997-01-18T00:00:00" table:style-name="ce5">
            <text:p>18/01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office:value-type="date" office:date-value="1997-05-29T00:00:00" table:style-name="ce5">
            <text:p>29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office:value-type="date" office:date-value="1997-09-09T00:00:00" table:style-name="ce5">
            <text:p>09/09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office:value-type="date" office:date-value="1997-01-20T00:00:00" table:style-name="ce5">
            <text:p>20/01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office:value-type="date" office:date-value="1997-05-31T00:00:00" table:style-name="ce5">
            <text:p>31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office:value-type="date" office:date-value="1997-09-11T00:00:00" table:style-name="ce5">
            <text:p>11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office:value-type="date" office:date-value="1997-01-22T00:00:00" table:style-name="ce5">
            <text:p>22/01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office:value-type="date" office:date-value="1997-06-02T00:00:00" table:style-name="ce5">
            <text:p>02/06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office:value-type="date" office:date-value="1997-10-13T00:00:00" table:style-name="ce5">
            <text:p>13/10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office:value-type="date" office:date-value="1997-02-24T00:00:00" table:style-name="ce5">
            <text:p>24/02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office:value-type="date" office:date-value="1997-06-05T00:00:00" table:style-name="ce5">
            <text:p>05/06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office:value-type="date" office:date-value="1997-10-16T00:00:00" table:style-name="ce5">
            <text:p>16/10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office:value-type="date" office:date-value="1997-02-27T00:00:00" table:style-name="ce5">
            <text:p>27/02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office:value-type="date" office:date-value="1996-03-01T00:00:00" table:style-name="ce5">
            <text:p>01/03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office:value-type="date" office:date-value="1996-07-12T00:00:00" table:style-name="ce5">
            <text:p>12/07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office:value-type="date" office:date-value="1996-11-23T00:00:00" table:style-name="ce5">
            <text:p>23/11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office:value-type="date" office:date-value="1996-03-05T00:00:00" table:style-name="ce5">
            <text:p>05/03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office:value-type="date" office:date-value="1996-07-16T00:00:00" table:style-name="ce5">
            <text:p>16/07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office:value-type="date" office:date-value="1996-11-27T00:00:00" table:style-name="ce5">
            <text:p>27/1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office:value-type="date" office:date-value="1996-03-09T00:00:00" table:style-name="ce5">
            <text:p>09/03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office:value-type="date" office:date-value="1996-07-20T00:00:00" table:style-name="ce5">
            <text:p>20/07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office:value-type="date" office:date-value="1996-12-01T00:00:00" table:style-name="ce5">
            <text:p>01/12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office:value-type="date" office:date-value="1996-04-13T00:00:00" table:style-name="ce5">
            <text:p>13/04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office:value-type="date" office:date-value="1996-08-24T00:00:00" table:style-name="ce5">
            <text:p>24/08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office:value-type="date" office:date-value="1996-12-05T00:00:00" table:style-name="ce5">
            <text:p>05/12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office:value-type="date" office:date-value="1996-04-16T00:00:00" table:style-name="ce5">
            <text:p>16/04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office:value-type="date" office:date-value="1996-08-28T00:00:00" table:style-name="ce5">
            <text:p>28/08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office:value-type="date" office:date-value="1996-01-09T00:00:00" table:style-name="ce5">
            <text:p>09/01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office:value-type="date" office:date-value="1996-05-21T00:00:00" table:style-name="ce5">
            <text:p>21/05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office:value-type="date" office:date-value="1996-09-02T00:00:00" table:style-name="ce5">
            <text:p>02/09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office:value-type="date" office:date-value="1996-01-13T00:00:00" table:style-name="ce5">
            <text:p>13/0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office:value-type="date" office:date-value="1996-05-24T00:00:00" table:style-name="ce5">
            <text:p>24/05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office:value-type="date" office:date-value="1996-09-05T00:00:00" table:style-name="ce5">
            <text:p>05/09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office:value-type="date" office:date-value="1996-01-16T00:00:00" table:style-name="ce5">
            <text:p>16/01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office:value-type="date" office:date-value="1996-05-27T00:00:00" table:style-name="ce5">
            <text:p>27/05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office:value-type="date" office:date-value="1996-09-07T00:00:00" table:style-name="ce5">
            <text:p>07/09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office:value-type="date" office:date-value="1996-01-18T00:00:00" table:style-name="ce5">
            <text:p>18/0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office:value-type="date" office:date-value="1996-05-29T00:00:00" table:style-name="ce5">
            <text:p>29/05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office:value-type="date" office:date-value="1996-09-09T00:00:00" table:style-name="ce5">
            <text:p>09/09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office:value-type="date" office:date-value="1996-01-20T00:00:00" table:style-name="ce5">
            <text:p>20/01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office:value-type="date" office:date-value="1996-05-31T00:00:00" table:style-name="ce5">
            <text:p>31/05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office:value-type="date" office:date-value="1996-09-11T00:00:00" table:style-name="ce5">
            <text:p>11/09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office:value-type="date" office:date-value="1996-01-22T00:00:00" table:style-name="ce5">
            <text:p>22/01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office:value-type="date" office:date-value="1996-06-02T00:00:00" table:style-name="ce5">
            <text:p>02/06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office:value-type="date" office:date-value="1996-10-13T00:00:00" table:style-name="ce5">
            <text:p>13/10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office:value-type="date" office:date-value="1996-02-24T00:00:00" table:style-name="ce5">
            <text:p>24/02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office:value-type="date" office:date-value="1996-06-05T00:00:00" table:style-name="ce5">
            <text:p>05/06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office:value-type="date" office:date-value="1996-10-16T00:00:00" table:style-name="ce5">
            <text:p>16/10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office:value-type="date" office:date-value="1996-02-27T00:00:00" table:style-name="ce5">
            <text:p>27/02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office:value-type="date" office:date-value="1996-06-08T00:00:00" table:style-name="ce5">
            <text:p>08/06/9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office:value-type="date" office:date-value="1996-10-19T00:00:00" table:style-name="ce5">
            <text:p>19/10/9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office:value-type="date" office:date-value="1997-03-01T00:00:00" table:style-name="ce5">
            <text:p>01/03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office:value-type="date" office:date-value="1997-07-12T00:00:00" table:style-name="ce5">
            <text:p>12/07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office:value-type="date" office:date-value="1997-11-23T00:00:00" table:style-name="ce5">
            <text:p>23/1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office:value-type="date" office:date-value="1997-03-05T00:00:00" table:style-name="ce5">
            <text:p>05/03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office:value-type="date" office:date-value="1997-07-16T00:00:00" table:style-name="ce5">
            <text:p>16/07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office:value-type="date" office:date-value="1997-11-27T00:00:00" table:style-name="ce5">
            <text:p>27/1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office:value-type="date" office:date-value="1997-03-09T00:00:00" table:style-name="ce5">
            <text:p>09/03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office:value-type="date" office:date-value="1997-07-20T00:00:00" table:style-name="ce5">
            <text:p>20/07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office:value-type="date" office:date-value="1997-12-01T00:00:00" table:style-name="ce5">
            <text:p>01/12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office:value-type="date" office:date-value="1997-04-13T00:00:00" table:style-name="ce5">
            <text:p>13/04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office:value-type="date" office:date-value="1997-08-24T00:00:00" table:style-name="ce5">
            <text:p>24/08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office:value-type="date" office:date-value="1997-12-05T00:00:00" table:style-name="ce5">
            <text:p>05/12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office:value-type="date" office:date-value="1997-04-16T00:00:00" table:style-name="ce5">
            <text:p>16/04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office:value-type="date" office:date-value="1997-08-28T00:00:00" table:style-name="ce5">
            <text:p>28/08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office:value-type="date" office:date-value="1997-01-09T00:00:00" table:style-name="ce5">
            <text:p>09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office:value-type="date" office:date-value="1997-05-21T00:00:00" table:style-name="ce5">
            <text:p>21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office:value-type="date" office:date-value="1997-09-02T00:00:00" table:style-name="ce5">
            <text:p>02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office:value-type="date" office:date-value="1997-01-13T00:00:00" table:style-name="ce5">
            <text:p>13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office:value-type="date" office:date-value="1997-05-24T00:00:00" table:style-name="ce5">
            <text:p>24/05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office:value-type="date" office:date-value="1997-09-05T00:00:00" table:style-name="ce5">
            <text:p>05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office:value-type="date" office:date-value="1997-01-16T00:00:00" table:style-name="ce5">
            <text:p>16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office:value-type="date" office:date-value="1997-05-27T00:00:00" table:style-name="ce5">
            <text:p>27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office:value-type="date" office:date-value="1997-09-07T00:00:00" table:style-name="ce5">
            <text:p>07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office:value-type="date" office:date-value="1997-01-18T00:00:00" table:style-name="ce5">
            <text:p>18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office:value-type="date" office:date-value="1997-05-29T00:00:00" table:style-name="ce5">
            <text:p>29/05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office:value-type="date" office:date-value="1997-09-09T00:00:00" table:style-name="ce5">
            <text:p>09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office:value-type="date" office:date-value="1997-01-20T00:00:00" table:style-name="ce5">
            <text:p>20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office:value-type="date" office:date-value="1997-05-31T00:00:00" table:style-name="ce5">
            <text:p>31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office:value-type="date" office:date-value="1997-09-11T00:00:00" table:style-name="ce5">
            <text:p>11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office:value-type="date" office:date-value="1997-01-22T00:00:00" table:style-name="ce5">
            <text:p>22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office:value-type="date" office:date-value="1997-06-02T00:00:00" table:style-name="ce5">
            <text:p>02/06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office:value-type="date" office:date-value="1997-10-13T00:00:00" table:style-name="ce5">
            <text:p>13/10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office:value-type="date" office:date-value="1997-02-24T00:00:00" table:style-name="ce5">
            <text:p>24/02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office:value-type="date" office:date-value="1997-06-05T00:00:00" table:style-name="ce5">
            <text:p>05/06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office:value-type="date" office:date-value="1997-10-16T00:00:00" table:style-name="ce5">
            <text:p>16/10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office:value-type="date" office:date-value="1997-02-27T00:00:00" table:style-name="ce5">
            <text:p>27/02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office:value-type="date" office:date-value="1997-03-01T00:00:00" table:style-name="ce5">
            <text:p>01/03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office:value-type="date" office:date-value="1997-07-12T00:00:00" table:style-name="ce5">
            <text:p>12/07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office:value-type="date" office:date-value="1997-11-23T00:00:00" table:style-name="ce5">
            <text:p>23/1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office:value-type="date" office:date-value="1997-03-05T00:00:00" table:style-name="ce5">
            <text:p>05/03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office:value-type="date" office:date-value="1997-07-16T00:00:00" table:style-name="ce5">
            <text:p>16/07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office:value-type="date" office:date-value="1997-11-27T00:00:00" table:style-name="ce5">
            <text:p>27/1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office:value-type="date" office:date-value="1997-03-09T00:00:00" table:style-name="ce5">
            <text:p>09/03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office:value-type="date" office:date-value="1997-07-20T00:00:00" table:style-name="ce5">
            <text:p>20/07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office:value-type="date" office:date-value="1997-12-01T00:00:00" table:style-name="ce5">
            <text:p>01/12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office:value-type="date" office:date-value="1997-04-13T00:00:00" table:style-name="ce5">
            <text:p>13/04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office:value-type="date" office:date-value="1997-08-24T00:00:00" table:style-name="ce5">
            <text:p>24/08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office:value-type="date" office:date-value="1997-12-05T00:00:00" table:style-name="ce5">
            <text:p>05/12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office:value-type="date" office:date-value="1997-04-16T00:00:00" table:style-name="ce5">
            <text:p>16/04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office:value-type="date" office:date-value="1997-08-28T00:00:00" table:style-name="ce5">
            <text:p>28/08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office:value-type="date" office:date-value="1997-01-09T00:00:00" table:style-name="ce5">
            <text:p>09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office:value-type="date" office:date-value="1997-05-21T00:00:00" table:style-name="ce5">
            <text:p>21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office:value-type="date" office:date-value="1997-09-02T00:00:00" table:style-name="ce5">
            <text:p>02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office:value-type="date" office:date-value="1997-01-13T00:00:00" table:style-name="ce5">
            <text:p>13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office:value-type="date" office:date-value="1997-05-24T00:00:00" table:style-name="ce5">
            <text:p>24/05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office:value-type="date" office:date-value="1997-09-05T00:00:00" table:style-name="ce5">
            <text:p>05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office:value-type="date" office:date-value="1997-01-16T00:00:00" table:style-name="ce5">
            <text:p>16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office:value-type="date" office:date-value="1997-05-27T00:00:00" table:style-name="ce5">
            <text:p>27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office:value-type="date" office:date-value="1997-09-07T00:00:00" table:style-name="ce5">
            <text:p>07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office:value-type="date" office:date-value="1997-01-18T00:00:00" table:style-name="ce5">
            <text:p>18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office:value-type="date" office:date-value="1997-05-29T00:00:00" table:style-name="ce5">
            <text:p>29/05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office:value-type="date" office:date-value="1997-09-09T00:00:00" table:style-name="ce5">
            <text:p>09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office:value-type="date" office:date-value="1997-01-20T00:00:00" table:style-name="ce5">
            <text:p>20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office:value-type="date" office:date-value="1997-05-31T00:00:00" table:style-name="ce5">
            <text:p>31/05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office:value-type="date" office:date-value="1997-09-11T00:00:00" table:style-name="ce5">
            <text:p>11/09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office:value-type="date" office:date-value="1997-01-22T00:00:00" table:style-name="ce5">
            <text:p>22/01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office:value-type="date" office:date-value="1997-06-02T00:00:00" table:style-name="ce5">
            <text:p>02/06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office:value-type="date" office:date-value="1997-10-13T00:00:00" table:style-name="ce5">
            <text:p>13/10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office:value-type="date" office:date-value="1997-02-24T00:00:00" table:style-name="ce5">
            <text:p>24/02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office:value-type="date" office:date-value="1997-06-05T00:00:00" table:style-name="ce5">
            <text:p>05/06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office:value-type="date" office:date-value="1997-10-16T00:00:00" table:style-name="ce5">
            <text:p>16/10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office:value-type="date" office:date-value="1997-02-27T00:00:00" table:style-name="ce5">
            <text:p>27/02/9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office:value-type="date" office:date-value="1997-06-08T00:00:00" table:style-name="ce5">
            <text:p>08/06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office:value-type="date" office:date-value="1997-10-19T00:00:00" table:style-name="ce5">
            <text:p>19/10/9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office:value-type="date" office:date-value="1998-03-01T00:00:00" table:style-name="ce5">
            <text:p>01/03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office:value-type="date" office:date-value="1998-07-12T00:00:00" table:style-name="ce5">
            <text:p>12/07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office:value-type="date" office:date-value="1998-11-23T00:00:00" table:style-name="ce5">
            <text:p>23/11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office:value-type="date" office:date-value="1998-03-05T00:00:00" table:style-name="ce5">
            <text:p>05/03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office:value-type="date" office:date-value="1998-07-16T00:00:00" table:style-name="ce5">
            <text:p>16/07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office:value-type="date" office:date-value="1998-11-27T00:00:00" table:style-name="ce5">
            <text:p>27/11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office:value-type="date" office:date-value="1998-03-09T00:00:00" table:style-name="ce5">
            <text:p>09/03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office:value-type="date" office:date-value="1998-07-20T00:00:00" table:style-name="ce5">
            <text:p>20/07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office:value-type="date" office:date-value="1998-12-01T00:00:00" table:style-name="ce5">
            <text:p>01/12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office:value-type="date" office:date-value="1998-04-13T00:00:00" table:style-name="ce5">
            <text:p>13/04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office:value-type="date" office:date-value="1998-08-24T00:00:00" table:style-name="ce5">
            <text:p>24/08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office:value-type="date" office:date-value="1998-12-05T00:00:00" table:style-name="ce5">
            <text:p>05/12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office:value-type="date" office:date-value="1998-04-16T00:00:00" table:style-name="ce5">
            <text:p>16/04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office:value-type="date" office:date-value="1998-08-28T00:00:00" table:style-name="ce5">
            <text:p>28/08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office:value-type="date" office:date-value="1998-01-09T00:00:00" table:style-name="ce5">
            <text:p>09/01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office:value-type="date" office:date-value="1998-05-21T00:00:00" table:style-name="ce5">
            <text:p>21/05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office:value-type="date" office:date-value="1998-09-02T00:00:00" table:style-name="ce5">
            <text:p>02/09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office:value-type="date" office:date-value="1998-01-13T00:00:00" table:style-name="ce5">
            <text:p>13/01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office:value-type="date" office:date-value="1998-05-24T00:00:00" table:style-name="ce5">
            <text:p>24/05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office:value-type="date" office:date-value="1998-09-05T00:00:00" table:style-name="ce5">
            <text:p>05/09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office:value-type="date" office:date-value="1998-01-16T00:00:00" table:style-name="ce5">
            <text:p>16/01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office:value-type="date" office:date-value="1998-05-27T00:00:00" table:style-name="ce5">
            <text:p>27/05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office:value-type="date" office:date-value="1998-09-07T00:00:00" table:style-name="ce5">
            <text:p>07/09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office:value-type="date" office:date-value="1998-01-18T00:00:00" table:style-name="ce5">
            <text:p>18/01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office:value-type="date" office:date-value="1998-05-29T00:00:00" table:style-name="ce5">
            <text:p>29/05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office:value-type="date" office:date-value="1998-09-09T00:00:00" table:style-name="ce5">
            <text:p>09/09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office:value-type="date" office:date-value="1998-01-20T00:00:00" table:style-name="ce5">
            <text:p>20/01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office:value-type="date" office:date-value="1998-05-31T00:00:00" table:style-name="ce5">
            <text:p>31/05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office:value-type="date" office:date-value="1998-09-11T00:00:00" table:style-name="ce5">
            <text:p>11/09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office:value-type="date" office:date-value="1998-01-22T00:00:00" table:style-name="ce5">
            <text:p>22/01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office:value-type="date" office:date-value="1998-06-02T00:00:00" table:style-name="ce5">
            <text:p>02/06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office:value-type="date" office:date-value="1998-10-13T00:00:00" table:style-name="ce5">
            <text:p>13/10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office:value-type="date" office:date-value="1998-02-24T00:00:00" table:style-name="ce5">
            <text:p>24/02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office:value-type="date" office:date-value="1998-06-05T00:00:00" table:style-name="ce5">
            <text:p>05/06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office:value-type="date" office:date-value="1998-10-16T00:00:00" table:style-name="ce5">
            <text:p>16/10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office:value-type="date" office:date-value="1998-02-27T00:00:00" table:style-name="ce5">
            <text:p>27/02/9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office:value-type="date" office:date-value="1998-06-08T00:00:00" table:style-name="ce5">
            <text:p>08/06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office:value-type="date" office:date-value="1998-10-19T00:00:00" table:style-name="ce5">
            <text:p>19/10/9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office:value-type="date" office:date-value="1999-03-01T00:00:00" table:style-name="ce5">
            <text:p>01/03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office:value-type="date" office:date-value="1999-07-12T00:00:00" table:style-name="ce5">
            <text:p>12/07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office:value-type="date" office:date-value="1999-11-23T00:00:00" table:style-name="ce5">
            <text:p>23/11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office:value-type="date" office:date-value="1999-03-05T00:00:00" table:style-name="ce5">
            <text:p>05/03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office:value-type="date" office:date-value="1999-07-16T00:00:00" table:style-name="ce5">
            <text:p>16/07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office:value-type="date" office:date-value="1999-11-27T00:00:00" table:style-name="ce5">
            <text:p>27/11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office:value-type="date" office:date-value="1999-03-09T00:00:00" table:style-name="ce5">
            <text:p>09/03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office:value-type="date" office:date-value="1999-07-20T00:00:00" table:style-name="ce5">
            <text:p>20/07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office:value-type="date" office:date-value="1999-12-01T00:00:00" table:style-name="ce5">
            <text:p>01/12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office:value-type="date" office:date-value="1999-04-13T00:00:00" table:style-name="ce5">
            <text:p>13/04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office:value-type="date" office:date-value="1999-08-24T00:00:00" table:style-name="ce5">
            <text:p>24/08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office:value-type="date" office:date-value="1999-12-05T00:00:00" table:style-name="ce5">
            <text:p>05/12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office:value-type="date" office:date-value="1999-04-16T00:00:00" table:style-name="ce5">
            <text:p>16/04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office:value-type="date" office:date-value="1999-08-28T00:00:00" table:style-name="ce5">
            <text:p>28/08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office:value-type="date" office:date-value="1999-01-09T00:00:00" table:style-name="ce5">
            <text:p>09/01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office:value-type="date" office:date-value="1999-05-21T00:00:00" table:style-name="ce5">
            <text:p>21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office:value-type="date" office:date-value="1999-09-02T00:00:00" table:style-name="ce5">
            <text:p>02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office:value-type="date" office:date-value="1999-01-13T00:00:00" table:style-name="ce5">
            <text:p>13/01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office:value-type="date" office:date-value="1999-05-24T00:00:00" table:style-name="ce5">
            <text:p>24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office:value-type="date" office:date-value="1999-09-05T00:00:00" table:style-name="ce5">
            <text:p>05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office:value-type="date" office:date-value="1999-01-16T00:00:00" table:style-name="ce5">
            <text:p>16/01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office:value-type="date" office:date-value="1999-05-27T00:00:00" table:style-name="ce5">
            <text:p>27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office:value-type="date" office:date-value="1999-09-07T00:00:00" table:style-name="ce5">
            <text:p>07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office:value-type="date" office:date-value="1999-01-18T00:00:00" table:style-name="ce5">
            <text:p>18/01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office:value-type="date" office:date-value="1999-05-29T00:00:00" table:style-name="ce5">
            <text:p>29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office:value-type="date" office:date-value="1999-09-09T00:00:00" table:style-name="ce5">
            <text:p>09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office:value-type="date" office:date-value="1999-01-20T00:00:00" table:style-name="ce5">
            <text:p>20/01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office:value-type="date" office:date-value="1999-05-31T00:00:00" table:style-name="ce5">
            <text:p>31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office:value-type="date" office:date-value="1999-09-11T00:00:00" table:style-name="ce5">
            <text:p>11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office:value-type="date" office:date-value="1999-01-22T00:00:00" table:style-name="ce5">
            <text:p>22/01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office:value-type="date" office:date-value="1999-06-02T00:00:00" table:style-name="ce5">
            <text:p>02/06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office:value-type="date" office:date-value="1999-10-13T00:00:00" table:style-name="ce5">
            <text:p>13/10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office:value-type="date" office:date-value="1999-02-24T00:00:00" table:style-name="ce5">
            <text:p>24/02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office:value-type="date" office:date-value="1999-06-05T00:00:00" table:style-name="ce5">
            <text:p>05/06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office:value-type="date" office:date-value="1999-10-16T00:00:00" table:style-name="ce5">
            <text:p>16/10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office:value-type="date" office:date-value="1999-02-27T00:00:00" table:style-name="ce5">
            <text:p>27/02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office:value-type="date" office:date-value="1999-03-01T00:00:00" table:style-name="ce5">
            <text:p>01/03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office:value-type="date" office:date-value="1999-07-12T00:00:00" table:style-name="ce5">
            <text:p>12/07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office:value-type="date" office:date-value="1999-11-23T00:00:00" table:style-name="ce5">
            <text:p>23/11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office:value-type="date" office:date-value="1999-03-05T00:00:00" table:style-name="ce5">
            <text:p>05/03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office:value-type="date" office:date-value="1999-07-16T00:00:00" table:style-name="ce5">
            <text:p>16/07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office:value-type="date" office:date-value="1999-11-27T00:00:00" table:style-name="ce5">
            <text:p>27/11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office:value-type="date" office:date-value="1999-03-09T00:00:00" table:style-name="ce5">
            <text:p>09/03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office:value-type="date" office:date-value="1999-07-20T00:00:00" table:style-name="ce5">
            <text:p>20/07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office:value-type="date" office:date-value="1999-12-01T00:00:00" table:style-name="ce5">
            <text:p>01/12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office:value-type="date" office:date-value="1999-04-13T00:00:00" table:style-name="ce5">
            <text:p>13/04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office:value-type="date" office:date-value="1999-08-24T00:00:00" table:style-name="ce5">
            <text:p>24/08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office:value-type="date" office:date-value="1999-12-05T00:00:00" table:style-name="ce5">
            <text:p>05/12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office:value-type="date" office:date-value="1999-04-16T00:00:00" table:style-name="ce5">
            <text:p>16/04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office:value-type="date" office:date-value="1999-08-28T00:00:00" table:style-name="ce5">
            <text:p>28/08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office:value-type="date" office:date-value="1999-01-09T00:00:00" table:style-name="ce5">
            <text:p>09/01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office:value-type="date" office:date-value="1999-05-21T00:00:00" table:style-name="ce5">
            <text:p>21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office:value-type="date" office:date-value="1999-09-02T00:00:00" table:style-name="ce5">
            <text:p>02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office:value-type="date" office:date-value="1999-01-13T00:00:00" table:style-name="ce5">
            <text:p>13/01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office:value-type="date" office:date-value="1999-05-24T00:00:00" table:style-name="ce5">
            <text:p>24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office:value-type="date" office:date-value="1999-09-05T00:00:00" table:style-name="ce5">
            <text:p>05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office:value-type="date" office:date-value="1999-01-16T00:00:00" table:style-name="ce5">
            <text:p>16/01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office:value-type="date" office:date-value="1999-05-27T00:00:00" table:style-name="ce5">
            <text:p>27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office:value-type="date" office:date-value="1999-09-07T00:00:00" table:style-name="ce5">
            <text:p>07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office:value-type="date" office:date-value="1999-01-18T00:00:00" table:style-name="ce5">
            <text:p>18/01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office:value-type="date" office:date-value="1999-05-29T00:00:00" table:style-name="ce5">
            <text:p>29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office:value-type="date" office:date-value="1999-09-09T00:00:00" table:style-name="ce5">
            <text:p>09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office:value-type="date" office:date-value="1999-01-20T00:00:00" table:style-name="ce5">
            <text:p>20/01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office:value-type="date" office:date-value="1999-05-31T00:00:00" table:style-name="ce5">
            <text:p>31/05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office:value-type="date" office:date-value="1999-09-11T00:00:00" table:style-name="ce5">
            <text:p>11/09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office:value-type="date" office:date-value="1999-01-22T00:00:00" table:style-name="ce5">
            <text:p>22/01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office:value-type="date" office:date-value="1999-06-02T00:00:00" table:style-name="ce5">
            <text:p>02/06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office:value-type="date" office:date-value="1999-10-13T00:00:00" table:style-name="ce5">
            <text:p>13/10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office:value-type="date" office:date-value="1999-02-24T00:00:00" table:style-name="ce5">
            <text:p>24/02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office:value-type="date" office:date-value="1999-06-05T00:00:00" table:style-name="ce5">
            <text:p>05/06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office:value-type="date" office:date-value="1999-10-16T00:00:00" table:style-name="ce5">
            <text:p>16/10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office:value-type="date" office:date-value="1999-02-27T00:00:00" table:style-name="ce5">
            <text:p>27/02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office:value-type="date" office:date-value="1999-06-08T00:00:00" table:style-name="ce5">
            <text:p>08/06/9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office:value-type="date" office:date-value="1999-10-19T00:00:00" table:style-name="ce5">
            <text:p>19/10/9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office:value-type="date" office:date-value="2000-03-01T00:00:00" table:style-name="ce5">
            <text:p>01/03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office:value-type="date" office:date-value="2000-07-12T00:00:00" table:style-name="ce5">
            <text:p>12/07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office:value-type="date" office:date-value="2000-11-23T00:00:00" table:style-name="ce5">
            <text:p>23/11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office:value-type="date" office:date-value="2000-03-05T00:00:00" table:style-name="ce5">
            <text:p>05/03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office:value-type="date" office:date-value="2000-07-16T00:00:00" table:style-name="ce5">
            <text:p>16/07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office:value-type="date" office:date-value="2000-11-27T00:00:00" table:style-name="ce5">
            <text:p>27/11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office:value-type="date" office:date-value="2000-03-09T00:00:00" table:style-name="ce5">
            <text:p>09/03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office:value-type="date" office:date-value="2000-07-20T00:00:00" table:style-name="ce5">
            <text:p>20/07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office:value-type="date" office:date-value="2000-12-01T00:00:00" table:style-name="ce5">
            <text:p>01/12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office:value-type="date" office:date-value="2000-04-13T00:00:00" table:style-name="ce5">
            <text:p>13/04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office:value-type="date" office:date-value="2000-08-24T00:00:00" table:style-name="ce5">
            <text:p>24/08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office:value-type="date" office:date-value="2000-12-05T00:00:00" table:style-name="ce5">
            <text:p>05/12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office:value-type="date" office:date-value="2000-04-16T00:00:00" table:style-name="ce5">
            <text:p>16/04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office:value-type="date" office:date-value="2000-08-28T00:00:00" table:style-name="ce5">
            <text:p>28/08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office:value-type="date" office:date-value="2000-01-09T00:00:00" table:style-name="ce5">
            <text:p>09/01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office:value-type="date" office:date-value="2000-05-21T00:00:00" table:style-name="ce5">
            <text:p>21/05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office:value-type="date" office:date-value="2000-09-02T00:00:00" table:style-name="ce5">
            <text:p>02/09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office:value-type="date" office:date-value="2000-01-13T00:00:00" table:style-name="ce5">
            <text:p>13/01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office:value-type="date" office:date-value="2000-05-24T00:00:00" table:style-name="ce5">
            <text:p>24/05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office:value-type="date" office:date-value="2000-09-05T00:00:00" table:style-name="ce5">
            <text:p>05/09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office:value-type="date" office:date-value="2000-01-16T00:00:00" table:style-name="ce5">
            <text:p>16/01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office:value-type="date" office:date-value="2000-05-27T00:00:00" table:style-name="ce5">
            <text:p>27/05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office:value-type="date" office:date-value="2000-09-07T00:00:00" table:style-name="ce5">
            <text:p>07/09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office:value-type="date" office:date-value="2000-01-18T00:00:00" table:style-name="ce5">
            <text:p>18/01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office:value-type="date" office:date-value="2000-05-29T00:00:00" table:style-name="ce5">
            <text:p>29/05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office:value-type="date" office:date-value="2000-09-09T00:00:00" table:style-name="ce5">
            <text:p>09/09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office:value-type="date" office:date-value="2000-01-20T00:00:00" table:style-name="ce5">
            <text:p>20/01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office:value-type="date" office:date-value="2000-05-31T00:00:00" table:style-name="ce5">
            <text:p>31/05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office:value-type="date" office:date-value="2000-09-11T00:00:00" table:style-name="ce5">
            <text:p>11/09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office:value-type="date" office:date-value="2000-01-22T00:00:00" table:style-name="ce5">
            <text:p>22/01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office:value-type="date" office:date-value="2000-06-02T00:00:00" table:style-name="ce5">
            <text:p>02/06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office:value-type="date" office:date-value="2000-10-13T00:00:00" table:style-name="ce5">
            <text:p>13/10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office:value-type="date" office:date-value="2000-02-24T00:00:00" table:style-name="ce5">
            <text:p>24/02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office:value-type="date" office:date-value="2000-06-05T00:00:00" table:style-name="ce5">
            <text:p>05/06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office:value-type="date" office:date-value="2000-10-16T00:00:00" table:style-name="ce5">
            <text:p>16/10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office:value-type="date" office:date-value="2000-02-27T00:00:00" table:style-name="ce5">
            <text:p>27/02/0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office:value-type="date" office:date-value="2000-06-08T00:00:00" table:style-name="ce5">
            <text:p>08/06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office:value-type="date" office:date-value="2000-10-19T00:00:00" table:style-name="ce5">
            <text:p>19/10/0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office:value-type="date" office:date-value="2001-03-01T00:00:00" table:style-name="ce5">
            <text:p>01/03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office:value-type="date" office:date-value="2001-07-12T00:00:00" table:style-name="ce5">
            <text:p>12/07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office:value-type="date" office:date-value="2001-11-23T00:00:00" table:style-name="ce5">
            <text:p>23/1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office:value-type="date" office:date-value="2001-03-05T00:00:00" table:style-name="ce5">
            <text:p>05/03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office:value-type="date" office:date-value="2001-07-16T00:00:00" table:style-name="ce5">
            <text:p>16/07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office:value-type="date" office:date-value="2001-11-27T00:00:00" table:style-name="ce5">
            <text:p>27/1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office:value-type="date" office:date-value="2001-03-09T00:00:00" table:style-name="ce5">
            <text:p>09/03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office:value-type="date" office:date-value="2001-07-20T00:00:00" table:style-name="ce5">
            <text:p>20/07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office:value-type="date" office:date-value="2001-12-01T00:00:00" table:style-name="ce5">
            <text:p>01/12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office:value-type="date" office:date-value="2001-04-13T00:00:00" table:style-name="ce5">
            <text:p>13/04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office:value-type="date" office:date-value="2001-08-24T00:00:00" table:style-name="ce5">
            <text:p>24/08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office:value-type="date" office:date-value="2001-12-05T00:00:00" table:style-name="ce5">
            <text:p>05/12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office:value-type="date" office:date-value="2001-04-16T00:00:00" table:style-name="ce5">
            <text:p>16/04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office:value-type="date" office:date-value="2001-08-28T00:00:00" table:style-name="ce5">
            <text:p>28/08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office:value-type="date" office:date-value="2001-01-09T00:00:00" table:style-name="ce5">
            <text:p>09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office:value-type="date" office:date-value="2001-05-21T00:00:00" table:style-name="ce5">
            <text:p>21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office:value-type="date" office:date-value="2001-09-02T00:00:00" table:style-name="ce5">
            <text:p>02/09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office:value-type="date" office:date-value="2001-01-13T00:00:00" table:style-name="ce5">
            <text:p>13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office:value-type="date" office:date-value="2001-05-24T00:00:00" table:style-name="ce5">
            <text:p>24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office:value-type="date" office:date-value="2001-09-05T00:00:00" table:style-name="ce5">
            <text:p>05/09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office:value-type="date" office:date-value="2001-01-16T00:00:00" table:style-name="ce5">
            <text:p>16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office:value-type="date" office:date-value="2001-05-27T00:00:00" table:style-name="ce5">
            <text:p>27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office:value-type="date" office:date-value="2001-09-07T00:00:00" table:style-name="ce5">
            <text:p>07/09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office:value-type="date" office:date-value="2001-01-18T00:00:00" table:style-name="ce5">
            <text:p>18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office:value-type="date" office:date-value="2001-05-29T00:00:00" table:style-name="ce5">
            <text:p>29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office:value-type="date" office:date-value="2001-09-09T00:00:00" table:style-name="ce5">
            <text:p>09/09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office:value-type="date" office:date-value="2001-01-20T00:00:00" table:style-name="ce5">
            <text:p>20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office:value-type="date" office:date-value="2001-05-31T00:00:00" table:style-name="ce5">
            <text:p>31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office:value-type="date" office:date-value="2001-09-11T00:00:00" table:style-name="ce5">
            <text:p>11/09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office:value-type="date" office:date-value="2001-01-22T00:00:00" table:style-name="ce5">
            <text:p>22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office:value-type="date" office:date-value="2001-06-02T00:00:00" table:style-name="ce5">
            <text:p>02/06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office:value-type="date" office:date-value="2001-10-13T00:00:00" table:style-name="ce5">
            <text:p>13/10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office:value-type="date" office:date-value="2001-02-24T00:00:00" table:style-name="ce5">
            <text:p>24/02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office:value-type="date" office:date-value="2001-06-05T00:00:00" table:style-name="ce5">
            <text:p>05/06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office:value-type="date" office:date-value="2001-10-16T00:00:00" table:style-name="ce5">
            <text:p>16/10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office:value-type="date" office:date-value="2001-02-27T00:00:00" table:style-name="ce5">
            <text:p>27/02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office:value-type="date" office:date-value="2001-03-01T00:00:00" table:style-name="ce5">
            <text:p>01/03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office:value-type="date" office:date-value="2001-07-12T00:00:00" table:style-name="ce5">
            <text:p>12/07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office:value-type="date" office:date-value="2001-11-23T00:00:00" table:style-name="ce5">
            <text:p>23/1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office:value-type="date" office:date-value="2001-03-05T00:00:00" table:style-name="ce5">
            <text:p>05/03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office:value-type="date" office:date-value="2001-07-16T00:00:00" table:style-name="ce5">
            <text:p>16/07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office:value-type="date" office:date-value="2001-11-27T00:00:00" table:style-name="ce5">
            <text:p>27/1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office:value-type="date" office:date-value="2001-03-09T00:00:00" table:style-name="ce5">
            <text:p>09/03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office:value-type="date" office:date-value="2001-07-20T00:00:00" table:style-name="ce5">
            <text:p>20/07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office:value-type="date" office:date-value="2001-12-01T00:00:00" table:style-name="ce5">
            <text:p>01/12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office:value-type="date" office:date-value="2001-04-13T00:00:00" table:style-name="ce5">
            <text:p>13/04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office:value-type="date" office:date-value="2001-08-24T00:00:00" table:style-name="ce5">
            <text:p>24/08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office:value-type="date" office:date-value="2001-12-05T00:00:00" table:style-name="ce5">
            <text:p>05/12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office:value-type="date" office:date-value="2001-04-16T00:00:00" table:style-name="ce5">
            <text:p>16/04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office:value-type="date" office:date-value="2001-08-28T00:00:00" table:style-name="ce5">
            <text:p>28/08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office:value-type="date" office:date-value="2001-01-09T00:00:00" table:style-name="ce5">
            <text:p>09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office:value-type="date" office:date-value="2001-05-21T00:00:00" table:style-name="ce5">
            <text:p>21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office:value-type="date" office:date-value="2001-09-02T00:00:00" table:style-name="ce5">
            <text:p>02/09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office:value-type="date" office:date-value="2001-01-13T00:00:00" table:style-name="ce5">
            <text:p>13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office:value-type="date" office:date-value="2001-05-24T00:00:00" table:style-name="ce5">
            <text:p>24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office:value-type="date" office:date-value="2001-09-05T00:00:00" table:style-name="ce5">
            <text:p>05/09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office:value-type="date" office:date-value="2001-01-16T00:00:00" table:style-name="ce5">
            <text:p>16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office:value-type="date" office:date-value="2001-05-27T00:00:00" table:style-name="ce5">
            <text:p>27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office:value-type="date" office:date-value="2001-09-07T00:00:00" table:style-name="ce5">
            <text:p>07/09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office:value-type="date" office:date-value="2001-01-18T00:00:00" table:style-name="ce5">
            <text:p>18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office:value-type="date" office:date-value="2001-05-29T00:00:00" table:style-name="ce5">
            <text:p>29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office:value-type="date" office:date-value="2001-09-09T00:00:00" table:style-name="ce5">
            <text:p>09/09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office:value-type="date" office:date-value="2001-01-20T00:00:00" table:style-name="ce5">
            <text:p>20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office:value-type="date" office:date-value="2001-05-31T00:00:00" table:style-name="ce5">
            <text:p>31/05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office:value-type="date" office:date-value="2001-09-11T00:00:00" table:style-name="ce5">
            <text:p>11/09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office:value-type="date" office:date-value="2001-01-22T00:00:00" table:style-name="ce5">
            <text:p>22/01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office:value-type="date" office:date-value="2001-06-02T00:00:00" table:style-name="ce5">
            <text:p>02/06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office:value-type="date" office:date-value="2001-10-13T00:00:00" table:style-name="ce5">
            <text:p>13/10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office:value-type="date" office:date-value="2001-02-24T00:00:00" table:style-name="ce5">
            <text:p>24/02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office:value-type="date" office:date-value="2001-06-05T00:00:00" table:style-name="ce5">
            <text:p>05/06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office:value-type="date" office:date-value="2001-10-16T00:00:00" table:style-name="ce5">
            <text:p>16/10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office:value-type="date" office:date-value="2001-02-27T00:00:00" table:style-name="ce5">
            <text:p>27/02/01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office:value-type="date" office:date-value="2001-06-08T00:00:00" table:style-name="ce5">
            <text:p>08/06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office:value-type="date" office:date-value="2001-10-19T00:00:00" table:style-name="ce5">
            <text:p>19/10/01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office:value-type="date" office:date-value="2002-03-01T00:00:00" table:style-name="ce5">
            <text:p>01/03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office:value-type="date" office:date-value="2002-07-12T00:00:00" table:style-name="ce5">
            <text:p>12/07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office:value-type="date" office:date-value="2002-11-23T00:00:00" table:style-name="ce5">
            <text:p>23/11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office:value-type="date" office:date-value="2002-03-05T00:00:00" table:style-name="ce5">
            <text:p>05/03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office:value-type="date" office:date-value="2002-07-16T00:00:00" table:style-name="ce5">
            <text:p>16/07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office:value-type="date" office:date-value="2002-11-27T00:00:00" table:style-name="ce5">
            <text:p>27/11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office:value-type="date" office:date-value="2002-03-09T00:00:00" table:style-name="ce5">
            <text:p>09/03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office:value-type="date" office:date-value="2002-07-20T00:00:00" table:style-name="ce5">
            <text:p>20/07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office:value-type="date" office:date-value="2002-12-01T00:00:00" table:style-name="ce5">
            <text:p>01/12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office:value-type="date" office:date-value="2002-04-13T00:00:00" table:style-name="ce5">
            <text:p>13/04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office:value-type="date" office:date-value="2002-08-24T00:00:00" table:style-name="ce5">
            <text:p>24/08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office:value-type="date" office:date-value="2002-12-05T00:00:00" table:style-name="ce5">
            <text:p>05/12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office:value-type="date" office:date-value="2002-04-16T00:00:00" table:style-name="ce5">
            <text:p>16/04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office:value-type="date" office:date-value="2002-08-28T00:00:00" table:style-name="ce5">
            <text:p>28/08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office:value-type="date" office:date-value="2002-01-09T00:00:00" table:style-name="ce5">
            <text:p>09/01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office:value-type="date" office:date-value="2002-05-21T00:00:00" table:style-name="ce5">
            <text:p>21/05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office:value-type="date" office:date-value="2002-09-02T00:00:00" table:style-name="ce5">
            <text:p>02/09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office:value-type="date" office:date-value="2002-01-13T00:00:00" table:style-name="ce5">
            <text:p>13/01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office:value-type="date" office:date-value="2002-05-24T00:00:00" table:style-name="ce5">
            <text:p>24/05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office:value-type="date" office:date-value="2002-09-05T00:00:00" table:style-name="ce5">
            <text:p>05/09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office:value-type="date" office:date-value="2002-01-16T00:00:00" table:style-name="ce5">
            <text:p>16/01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office:value-type="date" office:date-value="2002-05-27T00:00:00" table:style-name="ce5">
            <text:p>27/05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office:value-type="date" office:date-value="2002-09-07T00:00:00" table:style-name="ce5">
            <text:p>07/09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office:value-type="date" office:date-value="2002-01-18T00:00:00" table:style-name="ce5">
            <text:p>18/01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office:value-type="date" office:date-value="2002-05-29T00:00:00" table:style-name="ce5">
            <text:p>29/05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office:value-type="date" office:date-value="2002-09-09T00:00:00" table:style-name="ce5">
            <text:p>09/09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office:value-type="date" office:date-value="2002-01-20T00:00:00" table:style-name="ce5">
            <text:p>20/01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office:value-type="date" office:date-value="2002-05-31T00:00:00" table:style-name="ce5">
            <text:p>31/05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office:value-type="date" office:date-value="2002-09-11T00:00:00" table:style-name="ce5">
            <text:p>11/09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office:value-type="date" office:date-value="2002-01-22T00:00:00" table:style-name="ce5">
            <text:p>22/01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office:value-type="date" office:date-value="2002-06-02T00:00:00" table:style-name="ce5">
            <text:p>02/06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office:value-type="date" office:date-value="2002-10-13T00:00:00" table:style-name="ce5">
            <text:p>13/10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office:value-type="date" office:date-value="2002-02-24T00:00:00" table:style-name="ce5">
            <text:p>24/02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office:value-type="date" office:date-value="2002-06-05T00:00:00" table:style-name="ce5">
            <text:p>05/06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office:value-type="date" office:date-value="2002-10-16T00:00:00" table:style-name="ce5">
            <text:p>16/10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office:value-type="date" office:date-value="2002-02-27T00:00:00" table:style-name="ce5">
            <text:p>27/02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office:value-type="date" office:date-value="2002-06-08T00:00:00" table:style-name="ce5">
            <text:p>08/06/02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office:value-type="date" office:date-value="2002-10-19T00:00:00" table:style-name="ce5">
            <text:p>19/10/02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office:value-type="date" office:date-value="2003-03-01T00:00:00" table:style-name="ce5">
            <text:p>01/03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office:value-type="date" office:date-value="2003-07-12T00:00:00" table:style-name="ce5">
            <text:p>12/07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office:value-type="date" office:date-value="2003-11-23T00:00:00" table:style-name="ce5">
            <text:p>23/1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office:value-type="date" office:date-value="2003-03-05T00:00:00" table:style-name="ce5">
            <text:p>05/03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office:value-type="date" office:date-value="2003-07-16T00:00:00" table:style-name="ce5">
            <text:p>16/07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office:value-type="date" office:date-value="2003-11-27T00:00:00" table:style-name="ce5">
            <text:p>27/1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office:value-type="date" office:date-value="2003-03-09T00:00:00" table:style-name="ce5">
            <text:p>09/03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office:value-type="date" office:date-value="2003-07-20T00:00:00" table:style-name="ce5">
            <text:p>20/07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office:value-type="date" office:date-value="2003-12-01T00:00:00" table:style-name="ce5">
            <text:p>01/12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office:value-type="date" office:date-value="2003-04-13T00:00:00" table:style-name="ce5">
            <text:p>13/04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office:value-type="date" office:date-value="2003-08-24T00:00:00" table:style-name="ce5">
            <text:p>24/08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office:value-type="date" office:date-value="2003-12-05T00:00:00" table:style-name="ce5">
            <text:p>05/12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office:value-type="date" office:date-value="2003-04-16T00:00:00" table:style-name="ce5">
            <text:p>16/04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office:value-type="date" office:date-value="2003-08-28T00:00:00" table:style-name="ce5">
            <text:p>28/08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office:value-type="date" office:date-value="2003-01-09T00:00:00" table:style-name="ce5">
            <text:p>09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office:value-type="date" office:date-value="2003-05-21T00:00:00" table:style-name="ce5">
            <text:p>21/05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office:value-type="date" office:date-value="2003-09-02T00:00:00" table:style-name="ce5">
            <text:p>02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office:value-type="date" office:date-value="2003-01-13T00:00:00" table:style-name="ce5">
            <text:p>13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office:value-type="date" office:date-value="2003-05-24T00:00:00" table:style-name="ce5">
            <text:p>24/05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office:value-type="date" office:date-value="2003-09-05T00:00:00" table:style-name="ce5">
            <text:p>05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office:value-type="date" office:date-value="2003-01-16T00:00:00" table:style-name="ce5">
            <text:p>16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office:value-type="date" office:date-value="2003-05-27T00:00:00" table:style-name="ce5">
            <text:p>27/05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office:value-type="date" office:date-value="2003-09-07T00:00:00" table:style-name="ce5">
            <text:p>07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office:value-type="date" office:date-value="2003-01-18T00:00:00" table:style-name="ce5">
            <text:p>18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office:value-type="date" office:date-value="2003-05-29T00:00:00" table:style-name="ce5">
            <text:p>29/05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office:value-type="date" office:date-value="2003-09-09T00:00:00" table:style-name="ce5">
            <text:p>09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office:value-type="date" office:date-value="2003-01-20T00:00:00" table:style-name="ce5">
            <text:p>20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office:value-type="date" office:date-value="2003-05-31T00:00:00" table:style-name="ce5">
            <text:p>31/05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office:value-type="date" office:date-value="2003-09-11T00:00:00" table:style-name="ce5">
            <text:p>11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office:value-type="date" office:date-value="2003-01-22T00:00:00" table:style-name="ce5">
            <text:p>22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office:value-type="date" office:date-value="2003-06-02T00:00:00" table:style-name="ce5">
            <text:p>02/06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office:value-type="date" office:date-value="2003-10-13T00:00:00" table:style-name="ce5">
            <text:p>13/10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office:value-type="date" office:date-value="2003-02-24T00:00:00" table:style-name="ce5">
            <text:p>24/02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office:value-type="date" office:date-value="2003-06-05T00:00:00" table:style-name="ce5">
            <text:p>05/06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office:value-type="date" office:date-value="2003-10-16T00:00:00" table:style-name="ce5">
            <text:p>16/10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office:value-type="date" office:date-value="2003-02-27T00:00:00" table:style-name="ce5">
            <text:p>27/02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office:value-type="date" office:date-value="2003-03-01T00:00:00" table:style-name="ce5">
            <text:p>01/03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office:value-type="date" office:date-value="2003-07-12T00:00:00" table:style-name="ce5">
            <text:p>12/07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office:value-type="date" office:date-value="2003-11-23T00:00:00" table:style-name="ce5">
            <text:p>23/1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office:value-type="date" office:date-value="2003-03-05T00:00:00" table:style-name="ce5">
            <text:p>05/03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office:value-type="date" office:date-value="2003-07-16T00:00:00" table:style-name="ce5">
            <text:p>16/07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office:value-type="date" office:date-value="2003-11-27T00:00:00" table:style-name="ce5">
            <text:p>27/1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office:value-type="date" office:date-value="2003-03-09T00:00:00" table:style-name="ce5">
            <text:p>09/03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office:value-type="date" office:date-value="2003-07-20T00:00:00" table:style-name="ce5">
            <text:p>20/07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office:value-type="date" office:date-value="2003-12-01T00:00:00" table:style-name="ce5">
            <text:p>01/12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office:value-type="date" office:date-value="2003-04-13T00:00:00" table:style-name="ce5">
            <text:p>13/04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office:value-type="date" office:date-value="2003-08-24T00:00:00" table:style-name="ce5">
            <text:p>24/08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office:value-type="date" office:date-value="2003-12-05T00:00:00" table:style-name="ce5">
            <text:p>05/12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office:value-type="date" office:date-value="2003-04-16T00:00:00" table:style-name="ce5">
            <text:p>16/04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office:value-type="date" office:date-value="2003-08-28T00:00:00" table:style-name="ce5">
            <text:p>28/08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office:value-type="date" office:date-value="2003-01-09T00:00:00" table:style-name="ce5">
            <text:p>09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office:value-type="date" office:date-value="2003-05-21T00:00:00" table:style-name="ce5">
            <text:p>21/05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office:value-type="date" office:date-value="2003-09-02T00:00:00" table:style-name="ce5">
            <text:p>02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office:value-type="date" office:date-value="2003-01-13T00:00:00" table:style-name="ce5">
            <text:p>13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office:value-type="date" office:date-value="2003-05-24T00:00:00" table:style-name="ce5">
            <text:p>24/05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office:value-type="date" office:date-value="2003-09-05T00:00:00" table:style-name="ce5">
            <text:p>05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office:value-type="date" office:date-value="2003-01-16T00:00:00" table:style-name="ce5">
            <text:p>16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office:value-type="date" office:date-value="2003-05-27T00:00:00" table:style-name="ce5">
            <text:p>27/05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office:value-type="date" office:date-value="2003-09-07T00:00:00" table:style-name="ce5">
            <text:p>07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office:value-type="date" office:date-value="2003-01-18T00:00:00" table:style-name="ce5">
            <text:p>18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office:value-type="date" office:date-value="2003-05-29T00:00:00" table:style-name="ce5">
            <text:p>29/05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office:value-type="date" office:date-value="2003-09-09T00:00:00" table:style-name="ce5">
            <text:p>09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office:value-type="date" office:date-value="2003-01-20T00:00:00" table:style-name="ce5">
            <text:p>20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office:value-type="date" office:date-value="2003-05-31T00:00:00" table:style-name="ce5">
            <text:p>31/05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office:value-type="date" office:date-value="2003-09-11T00:00:00" table:style-name="ce5">
            <text:p>11/09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office:value-type="date" office:date-value="2003-01-22T00:00:00" table:style-name="ce5">
            <text:p>22/01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office:value-type="date" office:date-value="2003-06-02T00:00:00" table:style-name="ce5">
            <text:p>02/06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office:value-type="date" office:date-value="2003-10-13T00:00:00" table:style-name="ce5">
            <text:p>13/10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office:value-type="date" office:date-value="2003-02-24T00:00:00" table:style-name="ce5">
            <text:p>24/02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office:value-type="date" office:date-value="2003-06-05T00:00:00" table:style-name="ce5">
            <text:p>05/06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office:value-type="date" office:date-value="2003-10-16T00:00:00" table:style-name="ce5">
            <text:p>16/10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office:value-type="date" office:date-value="2003-02-27T00:00:00" table:style-name="ce5">
            <text:p>27/02/03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office:value-type="date" office:date-value="2003-06-08T00:00:00" table:style-name="ce5">
            <text:p>08/06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office:value-type="date" office:date-value="2003-10-19T00:00:00" table:style-name="ce5">
            <text:p>19/10/03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office:value-type="date" office:date-value="2004-03-01T00:00:00" table:style-name="ce5">
            <text:p>01/03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office:value-type="date" office:date-value="2004-07-12T00:00:00" table:style-name="ce5">
            <text:p>12/07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office:value-type="date" office:date-value="2004-11-23T00:00:00" table:style-name="ce5">
            <text:p>23/11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office:value-type="date" office:date-value="2004-03-05T00:00:00" table:style-name="ce5">
            <text:p>05/03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office:value-type="date" office:date-value="2004-07-16T00:00:00" table:style-name="ce5">
            <text:p>16/07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office:value-type="date" office:date-value="2004-11-27T00:00:00" table:style-name="ce5">
            <text:p>27/11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office:value-type="date" office:date-value="2004-03-09T00:00:00" table:style-name="ce5">
            <text:p>09/03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office:value-type="date" office:date-value="2004-07-20T00:00:00" table:style-name="ce5">
            <text:p>20/07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office:value-type="date" office:date-value="2004-12-01T00:00:00" table:style-name="ce5">
            <text:p>01/12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office:value-type="date" office:date-value="2004-04-13T00:00:00" table:style-name="ce5">
            <text:p>13/04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office:value-type="date" office:date-value="2004-08-24T00:00:00" table:style-name="ce5">
            <text:p>24/08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office:value-type="date" office:date-value="2004-12-05T00:00:00" table:style-name="ce5">
            <text:p>05/12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office:value-type="date" office:date-value="2004-04-16T00:00:00" table:style-name="ce5">
            <text:p>16/04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office:value-type="date" office:date-value="2004-08-28T00:00:00" table:style-name="ce5">
            <text:p>28/08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office:value-type="date" office:date-value="2004-01-09T00:00:00" table:style-name="ce5">
            <text:p>09/01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office:value-type="date" office:date-value="2004-05-21T00:00:00" table:style-name="ce5">
            <text:p>21/05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office:value-type="date" office:date-value="2004-09-02T00:00:00" table:style-name="ce5">
            <text:p>02/09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office:value-type="date" office:date-value="2004-01-13T00:00:00" table:style-name="ce5">
            <text:p>13/01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office:value-type="date" office:date-value="2004-05-24T00:00:00" table:style-name="ce5">
            <text:p>24/05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office:value-type="date" office:date-value="2004-09-05T00:00:00" table:style-name="ce5">
            <text:p>05/09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office:value-type="date" office:date-value="2004-01-16T00:00:00" table:style-name="ce5">
            <text:p>16/01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office:value-type="date" office:date-value="2004-05-27T00:00:00" table:style-name="ce5">
            <text:p>27/05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office:value-type="date" office:date-value="2004-09-07T00:00:00" table:style-name="ce5">
            <text:p>07/09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office:value-type="date" office:date-value="2004-01-18T00:00:00" table:style-name="ce5">
            <text:p>18/01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office:value-type="date" office:date-value="2004-05-29T00:00:00" table:style-name="ce5">
            <text:p>29/05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office:value-type="date" office:date-value="2004-09-09T00:00:00" table:style-name="ce5">
            <text:p>09/09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office:value-type="date" office:date-value="2004-01-20T00:00:00" table:style-name="ce5">
            <text:p>20/01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office:value-type="date" office:date-value="2004-05-31T00:00:00" table:style-name="ce5">
            <text:p>31/05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office:value-type="date" office:date-value="2004-09-11T00:00:00" table:style-name="ce5">
            <text:p>11/09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office:value-type="date" office:date-value="2004-01-22T00:00:00" table:style-name="ce5">
            <text:p>22/01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office:value-type="date" office:date-value="2004-06-02T00:00:00" table:style-name="ce5">
            <text:p>02/06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office:value-type="date" office:date-value="2004-10-13T00:00:00" table:style-name="ce5">
            <text:p>13/10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office:value-type="date" office:date-value="2004-02-24T00:00:00" table:style-name="ce5">
            <text:p>24/02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office:value-type="date" office:date-value="2004-06-05T00:00:00" table:style-name="ce5">
            <text:p>05/06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office:value-type="date" office:date-value="2004-10-16T00:00:00" table:style-name="ce5">
            <text:p>16/10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office:value-type="date" office:date-value="2004-02-27T00:00:00" table:style-name="ce5">
            <text:p>27/02/04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office:value-type="date" office:date-value="2004-06-08T00:00:00" table:style-name="ce5">
            <text:p>08/06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office:value-type="date" office:date-value="2004-10-19T00:00:00" table:style-name="ce5">
            <text:p>19/10/04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office:value-type="date" office:date-value="2005-03-01T00:00:00" table:style-name="ce5">
            <text:p>01/03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office:value-type="date" office:date-value="2005-07-12T00:00:00" table:style-name="ce5">
            <text:p>12/07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office:value-type="date" office:date-value="2005-11-23T00:00:00" table:style-name="ce5">
            <text:p>23/11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office:value-type="date" office:date-value="2005-03-05T00:00:00" table:style-name="ce5">
            <text:p>05/03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office:value-type="date" office:date-value="2005-07-16T00:00:00" table:style-name="ce5">
            <text:p>16/07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office:value-type="date" office:date-value="2005-11-27T00:00:00" table:style-name="ce5">
            <text:p>27/11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office:value-type="date" office:date-value="2005-03-09T00:00:00" table:style-name="ce5">
            <text:p>09/03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office:value-type="date" office:date-value="2005-07-20T00:00:00" table:style-name="ce5">
            <text:p>20/07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office:value-type="date" office:date-value="2005-12-01T00:00:00" table:style-name="ce5">
            <text:p>01/12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office:value-type="date" office:date-value="2005-04-13T00:00:00" table:style-name="ce5">
            <text:p>13/04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office:value-type="date" office:date-value="2005-08-24T00:00:00" table:style-name="ce5">
            <text:p>24/08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office:value-type="date" office:date-value="2005-12-05T00:00:00" table:style-name="ce5">
            <text:p>05/12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office:value-type="date" office:date-value="2005-04-16T00:00:00" table:style-name="ce5">
            <text:p>16/04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office:value-type="date" office:date-value="2005-08-28T00:00:00" table:style-name="ce5">
            <text:p>28/08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office:value-type="date" office:date-value="2005-01-09T00:00:00" table:style-name="ce5">
            <text:p>09/01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office:value-type="date" office:date-value="2005-05-21T00:00:00" table:style-name="ce5">
            <text:p>21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office:value-type="date" office:date-value="2005-09-02T00:00:00" table:style-name="ce5">
            <text:p>02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office:value-type="date" office:date-value="2005-01-13T00:00:00" table:style-name="ce5">
            <text:p>13/01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office:value-type="date" office:date-value="2005-05-24T00:00:00" table:style-name="ce5">
            <text:p>24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office:value-type="date" office:date-value="2005-09-05T00:00:00" table:style-name="ce5">
            <text:p>05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office:value-type="date" office:date-value="2005-01-16T00:00:00" table:style-name="ce5">
            <text:p>16/01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office:value-type="date" office:date-value="2005-05-27T00:00:00" table:style-name="ce5">
            <text:p>27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office:value-type="date" office:date-value="2005-09-07T00:00:00" table:style-name="ce5">
            <text:p>07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office:value-type="date" office:date-value="2005-01-18T00:00:00" table:style-name="ce5">
            <text:p>18/01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office:value-type="date" office:date-value="2005-05-29T00:00:00" table:style-name="ce5">
            <text:p>29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office:value-type="date" office:date-value="2005-09-09T00:00:00" table:style-name="ce5">
            <text:p>09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office:value-type="date" office:date-value="2005-01-20T00:00:00" table:style-name="ce5">
            <text:p>20/01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office:value-type="date" office:date-value="2005-05-31T00:00:00" table:style-name="ce5">
            <text:p>31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office:value-type="date" office:date-value="2005-09-11T00:00:00" table:style-name="ce5">
            <text:p>11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office:value-type="date" office:date-value="2005-01-22T00:00:00" table:style-name="ce5">
            <text:p>22/01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office:value-type="date" office:date-value="2005-06-02T00:00:00" table:style-name="ce5">
            <text:p>02/06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office:value-type="date" office:date-value="2005-10-13T00:00:00" table:style-name="ce5">
            <text:p>13/10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office:value-type="date" office:date-value="2005-02-24T00:00:00" table:style-name="ce5">
            <text:p>24/02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office:value-type="date" office:date-value="2005-06-05T00:00:00" table:style-name="ce5">
            <text:p>05/06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office:value-type="date" office:date-value="2005-10-16T00:00:00" table:style-name="ce5">
            <text:p>16/10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office:value-type="date" office:date-value="2005-02-27T00:00:00" table:style-name="ce5">
            <text:p>27/02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office:value-type="date" office:date-value="2005-03-01T00:00:00" table:style-name="ce5">
            <text:p>01/03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office:value-type="date" office:date-value="2005-07-12T00:00:00" table:style-name="ce5">
            <text:p>12/07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office:value-type="date" office:date-value="2005-11-23T00:00:00" table:style-name="ce5">
            <text:p>23/11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office:value-type="date" office:date-value="2005-03-05T00:00:00" table:style-name="ce5">
            <text:p>05/03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office:value-type="date" office:date-value="2005-07-16T00:00:00" table:style-name="ce5">
            <text:p>16/07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office:value-type="date" office:date-value="2005-11-27T00:00:00" table:style-name="ce5">
            <text:p>27/11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office:value-type="date" office:date-value="2005-03-09T00:00:00" table:style-name="ce5">
            <text:p>09/03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office:value-type="date" office:date-value="2005-07-20T00:00:00" table:style-name="ce5">
            <text:p>20/07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office:value-type="date" office:date-value="2005-12-01T00:00:00" table:style-name="ce5">
            <text:p>01/12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office:value-type="date" office:date-value="2005-04-13T00:00:00" table:style-name="ce5">
            <text:p>13/04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office:value-type="date" office:date-value="2005-08-24T00:00:00" table:style-name="ce5">
            <text:p>24/08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office:value-type="date" office:date-value="2005-12-05T00:00:00" table:style-name="ce5">
            <text:p>05/12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office:value-type="date" office:date-value="2005-04-16T00:00:00" table:style-name="ce5">
            <text:p>16/04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office:value-type="date" office:date-value="2005-08-28T00:00:00" table:style-name="ce5">
            <text:p>28/08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office:value-type="date" office:date-value="2005-01-09T00:00:00" table:style-name="ce5">
            <text:p>09/01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office:value-type="date" office:date-value="2005-05-21T00:00:00" table:style-name="ce5">
            <text:p>21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office:value-type="date" office:date-value="2005-09-02T00:00:00" table:style-name="ce5">
            <text:p>02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office:value-type="date" office:date-value="2005-01-13T00:00:00" table:style-name="ce5">
            <text:p>13/01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office:value-type="date" office:date-value="2005-05-24T00:00:00" table:style-name="ce5">
            <text:p>24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office:value-type="date" office:date-value="2005-09-05T00:00:00" table:style-name="ce5">
            <text:p>05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office:value-type="date" office:date-value="2005-01-16T00:00:00" table:style-name="ce5">
            <text:p>16/01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office:value-type="date" office:date-value="2005-05-27T00:00:00" table:style-name="ce5">
            <text:p>27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office:value-type="date" office:date-value="2005-09-07T00:00:00" table:style-name="ce5">
            <text:p>07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office:value-type="date" office:date-value="2005-01-18T00:00:00" table:style-name="ce5">
            <text:p>18/01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office:value-type="date" office:date-value="2005-05-29T00:00:00" table:style-name="ce5">
            <text:p>29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office:value-type="date" office:date-value="2005-09-09T00:00:00" table:style-name="ce5">
            <text:p>09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office:value-type="date" office:date-value="2005-01-20T00:00:00" table:style-name="ce5">
            <text:p>20/01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office:value-type="date" office:date-value="2005-05-31T00:00:00" table:style-name="ce5">
            <text:p>31/05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office:value-type="date" office:date-value="2005-09-11T00:00:00" table:style-name="ce5">
            <text:p>11/09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office:value-type="date" office:date-value="2005-01-22T00:00:00" table:style-name="ce5">
            <text:p>22/01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office:value-type="date" office:date-value="2005-06-02T00:00:00" table:style-name="ce5">
            <text:p>02/06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office:value-type="date" office:date-value="2005-10-13T00:00:00" table:style-name="ce5">
            <text:p>13/10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office:value-type="date" office:date-value="2005-02-24T00:00:00" table:style-name="ce5">
            <text:p>24/02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office:value-type="date" office:date-value="2005-06-05T00:00:00" table:style-name="ce5">
            <text:p>05/06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office:value-type="date" office:date-value="2005-10-16T00:00:00" table:style-name="ce5">
            <text:p>16/10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office:value-type="date" office:date-value="2005-02-27T00:00:00" table:style-name="ce5">
            <text:p>27/02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office:value-type="date" office:date-value="2005-06-08T00:00:00" table:style-name="ce5">
            <text:p>08/06/05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office:value-type="date" office:date-value="2005-10-19T00:00:00" table:style-name="ce5">
            <text:p>19/10/05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office:value-type="date" office:date-value="2006-03-01T00:00:00" table:style-name="ce5">
            <text:p>01/03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office:value-type="date" office:date-value="2006-07-12T00:00:00" table:style-name="ce5">
            <text:p>12/07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office:value-type="date" office:date-value="2006-11-23T00:00:00" table:style-name="ce5">
            <text:p>23/11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office:value-type="date" office:date-value="2006-03-05T00:00:00" table:style-name="ce5">
            <text:p>05/03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office:value-type="date" office:date-value="2006-07-16T00:00:00" table:style-name="ce5">
            <text:p>16/07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office:value-type="date" office:date-value="2006-11-27T00:00:00" table:style-name="ce5">
            <text:p>27/11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office:value-type="date" office:date-value="2006-03-09T00:00:00" table:style-name="ce5">
            <text:p>09/03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office:value-type="date" office:date-value="2006-07-20T00:00:00" table:style-name="ce5">
            <text:p>20/07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office:value-type="date" office:date-value="2006-12-01T00:00:00" table:style-name="ce5">
            <text:p>01/12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office:value-type="date" office:date-value="2006-04-13T00:00:00" table:style-name="ce5">
            <text:p>13/04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office:value-type="date" office:date-value="2006-08-24T00:00:00" table:style-name="ce5">
            <text:p>24/08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office:value-type="date" office:date-value="2006-12-05T00:00:00" table:style-name="ce5">
            <text:p>05/12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office:value-type="date" office:date-value="2006-04-16T00:00:00" table:style-name="ce5">
            <text:p>16/04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office:value-type="date" office:date-value="2006-08-28T00:00:00" table:style-name="ce5">
            <text:p>28/08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office:value-type="date" office:date-value="2006-01-09T00:00:00" table:style-name="ce5">
            <text:p>09/01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office:value-type="date" office:date-value="2006-05-21T00:00:00" table:style-name="ce5">
            <text:p>21/05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office:value-type="date" office:date-value="2006-09-02T00:00:00" table:style-name="ce5">
            <text:p>02/09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office:value-type="date" office:date-value="2006-01-13T00:00:00" table:style-name="ce5">
            <text:p>13/01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office:value-type="date" office:date-value="2006-05-24T00:00:00" table:style-name="ce5">
            <text:p>24/05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office:value-type="date" office:date-value="2006-09-05T00:00:00" table:style-name="ce5">
            <text:p>05/09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office:value-type="date" office:date-value="2006-01-16T00:00:00" table:style-name="ce5">
            <text:p>16/01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office:value-type="date" office:date-value="2006-05-27T00:00:00" table:style-name="ce5">
            <text:p>27/05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office:value-type="date" office:date-value="2006-09-07T00:00:00" table:style-name="ce5">
            <text:p>07/09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office:value-type="date" office:date-value="2006-01-18T00:00:00" table:style-name="ce5">
            <text:p>18/01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office:value-type="date" office:date-value="2006-05-29T00:00:00" table:style-name="ce5">
            <text:p>29/05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office:value-type="date" office:date-value="2006-09-09T00:00:00" table:style-name="ce5">
            <text:p>09/09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office:value-type="date" office:date-value="2006-01-20T00:00:00" table:style-name="ce5">
            <text:p>20/01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office:value-type="date" office:date-value="2006-05-31T00:00:00" table:style-name="ce5">
            <text:p>31/05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office:value-type="date" office:date-value="2006-09-11T00:00:00" table:style-name="ce5">
            <text:p>11/09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office:value-type="date" office:date-value="2006-01-22T00:00:00" table:style-name="ce5">
            <text:p>22/01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office:value-type="date" office:date-value="2006-06-02T00:00:00" table:style-name="ce5">
            <text:p>02/06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office:value-type="date" office:date-value="2006-10-13T00:00:00" table:style-name="ce5">
            <text:p>13/10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office:value-type="date" office:date-value="2006-02-24T00:00:00" table:style-name="ce5">
            <text:p>24/02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office:value-type="date" office:date-value="2006-06-05T00:00:00" table:style-name="ce5">
            <text:p>05/06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office:value-type="date" office:date-value="2006-10-16T00:00:00" table:style-name="ce5">
            <text:p>16/10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office:value-type="date" office:date-value="2006-02-27T00:00:00" table:style-name="ce5">
            <text:p>27/02/06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office:value-type="date" office:date-value="2006-06-08T00:00:00" table:style-name="ce5">
            <text:p>08/06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office:value-type="date" office:date-value="2006-10-19T00:00:00" table:style-name="ce5">
            <text:p>19/10/06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office:value-type="date" office:date-value="2007-03-01T00:00:00" table:style-name="ce5">
            <text:p>01/03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office:value-type="date" office:date-value="2007-07-12T00:00:00" table:style-name="ce5">
            <text:p>12/07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office:value-type="date" office:date-value="2007-11-23T00:00:00" table:style-name="ce5">
            <text:p>23/1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office:value-type="date" office:date-value="2007-03-05T00:00:00" table:style-name="ce5">
            <text:p>05/03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office:value-type="date" office:date-value="2007-07-16T00:00:00" table:style-name="ce5">
            <text:p>16/07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office:value-type="date" office:date-value="2007-11-27T00:00:00" table:style-name="ce5">
            <text:p>27/1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office:value-type="date" office:date-value="2007-03-09T00:00:00" table:style-name="ce5">
            <text:p>09/03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office:value-type="date" office:date-value="2007-07-20T00:00:00" table:style-name="ce5">
            <text:p>20/07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office:value-type="date" office:date-value="2007-12-01T00:00:00" table:style-name="ce5">
            <text:p>01/12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office:value-type="date" office:date-value="2007-04-13T00:00:00" table:style-name="ce5">
            <text:p>13/04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office:value-type="date" office:date-value="2007-08-24T00:00:00" table:style-name="ce5">
            <text:p>24/08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office:value-type="date" office:date-value="2007-12-05T00:00:00" table:style-name="ce5">
            <text:p>05/12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office:value-type="date" office:date-value="2007-04-16T00:00:00" table:style-name="ce5">
            <text:p>16/04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office:value-type="date" office:date-value="2007-08-28T00:00:00" table:style-name="ce5">
            <text:p>28/08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office:value-type="date" office:date-value="2007-01-09T00:00:00" table:style-name="ce5">
            <text:p>09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office:value-type="date" office:date-value="2007-05-21T00:00:00" table:style-name="ce5">
            <text:p>21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office:value-type="date" office:date-value="2007-09-02T00:00:00" table:style-name="ce5">
            <text:p>02/09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office:value-type="date" office:date-value="2007-01-13T00:00:00" table:style-name="ce5">
            <text:p>13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office:value-type="date" office:date-value="2007-05-24T00:00:00" table:style-name="ce5">
            <text:p>24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office:value-type="date" office:date-value="2007-09-05T00:00:00" table:style-name="ce5">
            <text:p>05/09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office:value-type="date" office:date-value="2007-01-16T00:00:00" table:style-name="ce5">
            <text:p>16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office:value-type="date" office:date-value="2007-05-27T00:00:00" table:style-name="ce5">
            <text:p>27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office:value-type="date" office:date-value="2007-09-07T00:00:00" table:style-name="ce5">
            <text:p>07/09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office:value-type="date" office:date-value="2007-01-18T00:00:00" table:style-name="ce5">
            <text:p>18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office:value-type="date" office:date-value="2007-05-29T00:00:00" table:style-name="ce5">
            <text:p>29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office:value-type="date" office:date-value="2007-09-09T00:00:00" table:style-name="ce5">
            <text:p>09/09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office:value-type="date" office:date-value="2007-01-20T00:00:00" table:style-name="ce5">
            <text:p>20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office:value-type="date" office:date-value="2007-05-31T00:00:00" table:style-name="ce5">
            <text:p>31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office:value-type="date" office:date-value="2007-09-11T00:00:00" table:style-name="ce5">
            <text:p>11/09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office:value-type="date" office:date-value="2007-01-22T00:00:00" table:style-name="ce5">
            <text:p>22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office:value-type="date" office:date-value="2007-06-02T00:00:00" table:style-name="ce5">
            <text:p>02/06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office:value-type="date" office:date-value="2007-10-13T00:00:00" table:style-name="ce5">
            <text:p>13/10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office:value-type="date" office:date-value="2007-02-24T00:00:00" table:style-name="ce5">
            <text:p>24/02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office:value-type="date" office:date-value="2007-06-05T00:00:00" table:style-name="ce5">
            <text:p>05/06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office:value-type="date" office:date-value="2007-10-16T00:00:00" table:style-name="ce5">
            <text:p>16/10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office:value-type="date" office:date-value="2007-02-27T00:00:00" table:style-name="ce5">
            <text:p>27/02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office:value-type="date" office:date-value="2007-03-01T00:00:00" table:style-name="ce5">
            <text:p>01/03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office:value-type="date" office:date-value="2007-07-12T00:00:00" table:style-name="ce5">
            <text:p>12/07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office:value-type="date" office:date-value="2007-11-23T00:00:00" table:style-name="ce5">
            <text:p>23/1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office:value-type="date" office:date-value="2007-03-05T00:00:00" table:style-name="ce5">
            <text:p>05/03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office:value-type="date" office:date-value="2007-07-16T00:00:00" table:style-name="ce5">
            <text:p>16/07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office:value-type="date" office:date-value="2007-11-27T00:00:00" table:style-name="ce5">
            <text:p>27/1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office:value-type="date" office:date-value="2007-03-09T00:00:00" table:style-name="ce5">
            <text:p>09/03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office:value-type="date" office:date-value="2007-07-20T00:00:00" table:style-name="ce5">
            <text:p>20/07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office:value-type="date" office:date-value="2007-12-01T00:00:00" table:style-name="ce5">
            <text:p>01/12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office:value-type="date" office:date-value="2007-04-13T00:00:00" table:style-name="ce5">
            <text:p>13/04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office:value-type="date" office:date-value="2007-08-24T00:00:00" table:style-name="ce5">
            <text:p>24/08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office:value-type="date" office:date-value="2007-12-05T00:00:00" table:style-name="ce5">
            <text:p>05/12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office:value-type="date" office:date-value="2007-04-16T00:00:00" table:style-name="ce5">
            <text:p>16/04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office:value-type="date" office:date-value="2007-08-28T00:00:00" table:style-name="ce5">
            <text:p>28/08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office:value-type="date" office:date-value="2007-01-09T00:00:00" table:style-name="ce5">
            <text:p>09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office:value-type="date" office:date-value="2007-05-21T00:00:00" table:style-name="ce5">
            <text:p>21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office:value-type="date" office:date-value="2007-09-02T00:00:00" table:style-name="ce5">
            <text:p>02/09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office:value-type="date" office:date-value="2007-01-13T00:00:00" table:style-name="ce5">
            <text:p>13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office:value-type="date" office:date-value="2007-05-24T00:00:00" table:style-name="ce5">
            <text:p>24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office:value-type="date" office:date-value="2007-09-05T00:00:00" table:style-name="ce5">
            <text:p>05/09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office:value-type="date" office:date-value="2007-01-16T00:00:00" table:style-name="ce5">
            <text:p>16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office:value-type="date" office:date-value="2007-05-27T00:00:00" table:style-name="ce5">
            <text:p>27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office:value-type="date" office:date-value="2007-09-07T00:00:00" table:style-name="ce5">
            <text:p>07/09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office:value-type="date" office:date-value="2007-01-18T00:00:00" table:style-name="ce5">
            <text:p>18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office:value-type="date" office:date-value="2007-05-29T00:00:00" table:style-name="ce5">
            <text:p>29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office:value-type="date" office:date-value="2007-09-09T00:00:00" table:style-name="ce5">
            <text:p>09/09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office:value-type="date" office:date-value="2007-01-20T00:00:00" table:style-name="ce5">
            <text:p>20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office:value-type="date" office:date-value="2007-05-31T00:00:00" table:style-name="ce5">
            <text:p>31/05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office:value-type="date" office:date-value="2007-09-11T00:00:00" table:style-name="ce5">
            <text:p>11/09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office:value-type="date" office:date-value="2007-01-22T00:00:00" table:style-name="ce5">
            <text:p>22/01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office:value-type="date" office:date-value="2007-06-02T00:00:00" table:style-name="ce5">
            <text:p>02/06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office:value-type="date" office:date-value="2007-10-13T00:00:00" table:style-name="ce5">
            <text:p>13/10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office:value-type="date" office:date-value="2007-02-24T00:00:00" table:style-name="ce5">
            <text:p>24/02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office:value-type="date" office:date-value="2007-06-05T00:00:00" table:style-name="ce5">
            <text:p>05/06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office:value-type="date" office:date-value="2007-10-16T00:00:00" table:style-name="ce5">
            <text:p>16/10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office:value-type="date" office:date-value="2007-02-27T00:00:00" table:style-name="ce5">
            <text:p>27/02/07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office:value-type="date" office:date-value="2007-06-08T00:00:00" table:style-name="ce5">
            <text:p>08/06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office:value-type="date" office:date-value="2007-10-19T00:00:00" table:style-name="ce5">
            <text:p>19/10/07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office:value-type="date" office:date-value="2008-03-01T00:00:00" table:style-name="ce5">
            <text:p>01/03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office:value-type="date" office:date-value="2008-07-12T00:00:00" table:style-name="ce5">
            <text:p>12/07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office:value-type="date" office:date-value="2008-11-23T00:00:00" table:style-name="ce5">
            <text:p>23/11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office:value-type="date" office:date-value="2008-03-05T00:00:00" table:style-name="ce5">
            <text:p>05/03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office:value-type="date" office:date-value="2008-07-16T00:00:00" table:style-name="ce5">
            <text:p>16/07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office:value-type="date" office:date-value="2008-11-27T00:00:00" table:style-name="ce5">
            <text:p>27/11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office:value-type="date" office:date-value="2008-03-09T00:00:00" table:style-name="ce5">
            <text:p>09/03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office:value-type="date" office:date-value="2008-07-20T00:00:00" table:style-name="ce5">
            <text:p>20/07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office:value-type="date" office:date-value="2008-12-01T00:00:00" table:style-name="ce5">
            <text:p>01/12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office:value-type="date" office:date-value="2008-04-13T00:00:00" table:style-name="ce5">
            <text:p>13/04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office:value-type="date" office:date-value="2008-08-24T00:00:00" table:style-name="ce5">
            <text:p>24/08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office:value-type="date" office:date-value="2008-12-05T00:00:00" table:style-name="ce5">
            <text:p>05/12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office:value-type="date" office:date-value="2008-04-16T00:00:00" table:style-name="ce5">
            <text:p>16/04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office:value-type="date" office:date-value="2008-08-28T00:00:00" table:style-name="ce5">
            <text:p>28/08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office:value-type="date" office:date-value="2008-01-09T00:00:00" table:style-name="ce5">
            <text:p>09/01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office:value-type="date" office:date-value="2008-05-21T00:00:00" table:style-name="ce5">
            <text:p>21/05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office:value-type="date" office:date-value="2008-09-02T00:00:00" table:style-name="ce5">
            <text:p>02/09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office:value-type="date" office:date-value="2008-01-13T00:00:00" table:style-name="ce5">
            <text:p>13/01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office:value-type="date" office:date-value="2008-05-24T00:00:00" table:style-name="ce5">
            <text:p>24/05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office:value-type="date" office:date-value="2008-09-05T00:00:00" table:style-name="ce5">
            <text:p>05/09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office:value-type="date" office:date-value="2008-01-16T00:00:00" table:style-name="ce5">
            <text:p>16/01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office:value-type="date" office:date-value="2008-05-27T00:00:00" table:style-name="ce5">
            <text:p>27/05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office:value-type="date" office:date-value="2008-09-07T00:00:00" table:style-name="ce5">
            <text:p>07/09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office:value-type="date" office:date-value="2008-01-18T00:00:00" table:style-name="ce5">
            <text:p>18/01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office:value-type="date" office:date-value="2008-05-29T00:00:00" table:style-name="ce5">
            <text:p>29/05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office:value-type="date" office:date-value="2008-09-09T00:00:00" table:style-name="ce5">
            <text:p>09/09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office:value-type="date" office:date-value="2008-01-20T00:00:00" table:style-name="ce5">
            <text:p>20/01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office:value-type="date" office:date-value="2008-05-31T00:00:00" table:style-name="ce5">
            <text:p>31/05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office:value-type="date" office:date-value="2008-09-11T00:00:00" table:style-name="ce5">
            <text:p>11/09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office:value-type="date" office:date-value="2008-01-22T00:00:00" table:style-name="ce5">
            <text:p>22/01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office:value-type="date" office:date-value="2008-06-02T00:00:00" table:style-name="ce5">
            <text:p>02/06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office:value-type="date" office:date-value="2008-10-13T00:00:00" table:style-name="ce5">
            <text:p>13/10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office:value-type="date" office:date-value="2008-02-24T00:00:00" table:style-name="ce5">
            <text:p>24/02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office:value-type="date" office:date-value="2008-06-05T00:00:00" table:style-name="ce5">
            <text:p>05/06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office:value-type="date" office:date-value="2008-10-16T00:00:00" table:style-name="ce5">
            <text:p>16/10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office:value-type="date" office:date-value="2008-02-27T00:00:00" table:style-name="ce5">
            <text:p>27/02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office:value-type="date" office:date-value="2008-06-08T00:00:00" table:style-name="ce5">
            <text:p>08/06/08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office:value-type="date" office:date-value="2008-10-19T00:00:00" table:style-name="ce5">
            <text:p>19/10/08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office:value-type="date" office:date-value="2009-03-01T00:00:00" table:style-name="ce5">
            <text:p>01/03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office:value-type="date" office:date-value="2009-07-12T00:00:00" table:style-name="ce5">
            <text:p>12/07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office:value-type="date" office:date-value="2009-11-23T00:00:00" table:style-name="ce5">
            <text:p>23/1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office:value-type="date" office:date-value="2009-03-05T00:00:00" table:style-name="ce5">
            <text:p>05/03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office:value-type="date" office:date-value="2009-07-16T00:00:00" table:style-name="ce5">
            <text:p>16/07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office:value-type="date" office:date-value="2009-11-27T00:00:00" table:style-name="ce5">
            <text:p>27/1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office:value-type="date" office:date-value="2009-03-09T00:00:00" table:style-name="ce5">
            <text:p>09/03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office:value-type="date" office:date-value="2009-07-20T00:00:00" table:style-name="ce5">
            <text:p>20/07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office:value-type="date" office:date-value="2009-12-01T00:00:00" table:style-name="ce5">
            <text:p>01/12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office:value-type="date" office:date-value="2009-04-13T00:00:00" table:style-name="ce5">
            <text:p>13/04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office:value-type="date" office:date-value="2009-08-24T00:00:00" table:style-name="ce5">
            <text:p>24/08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office:value-type="date" office:date-value="2009-12-05T00:00:00" table:style-name="ce5">
            <text:p>05/12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office:value-type="date" office:date-value="2009-04-16T00:00:00" table:style-name="ce5">
            <text:p>16/04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office:value-type="date" office:date-value="2009-08-28T00:00:00" table:style-name="ce5">
            <text:p>28/08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office:value-type="date" office:date-value="2009-01-09T00:00:00" table:style-name="ce5">
            <text:p>09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office:value-type="date" office:date-value="2009-05-21T00:00:00" table:style-name="ce5">
            <text:p>21/05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office:value-type="date" office:date-value="2009-09-02T00:00:00" table:style-name="ce5">
            <text:p>02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office:value-type="date" office:date-value="2009-01-13T00:00:00" table:style-name="ce5">
            <text:p>13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office:value-type="date" office:date-value="2009-05-24T00:00:00" table:style-name="ce5">
            <text:p>24/05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office:value-type="date" office:date-value="2009-09-05T00:00:00" table:style-name="ce5">
            <text:p>05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office:value-type="date" office:date-value="2009-01-16T00:00:00" table:style-name="ce5">
            <text:p>16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office:value-type="date" office:date-value="2009-05-27T00:00:00" table:style-name="ce5">
            <text:p>27/05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office:value-type="date" office:date-value="2009-09-07T00:00:00" table:style-name="ce5">
            <text:p>07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office:value-type="date" office:date-value="2009-01-18T00:00:00" table:style-name="ce5">
            <text:p>18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office:value-type="date" office:date-value="2009-05-29T00:00:00" table:style-name="ce5">
            <text:p>29/05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office:value-type="date" office:date-value="2009-09-09T00:00:00" table:style-name="ce5">
            <text:p>09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office:value-type="date" office:date-value="2009-01-20T00:00:00" table:style-name="ce5">
            <text:p>20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office:value-type="date" office:date-value="2009-05-31T00:00:00" table:style-name="ce5">
            <text:p>31/05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office:value-type="date" office:date-value="2009-09-11T00:00:00" table:style-name="ce5">
            <text:p>11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office:value-type="date" office:date-value="2009-01-22T00:00:00" table:style-name="ce5">
            <text:p>22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office:value-type="date" office:date-value="2009-06-02T00:00:00" table:style-name="ce5">
            <text:p>02/06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office:value-type="date" office:date-value="2009-10-13T00:00:00" table:style-name="ce5">
            <text:p>13/10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office:value-type="date" office:date-value="2009-02-24T00:00:00" table:style-name="ce5">
            <text:p>24/02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office:value-type="date" office:date-value="2009-06-05T00:00:00" table:style-name="ce5">
            <text:p>05/06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office:value-type="date" office:date-value="2009-10-16T00:00:00" table:style-name="ce5">
            <text:p>16/10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office:value-type="date" office:date-value="2009-02-27T00:00:00" table:style-name="ce5">
            <text:p>27/02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office:value-type="date" office:date-value="2009-03-01T00:00:00" table:style-name="ce5">
            <text:p>01/03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office:value-type="date" office:date-value="2009-07-12T00:00:00" table:style-name="ce5">
            <text:p>12/07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office:value-type="date" office:date-value="2009-11-23T00:00:00" table:style-name="ce5">
            <text:p>23/1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office:value-type="date" office:date-value="2009-03-05T00:00:00" table:style-name="ce5">
            <text:p>05/03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office:value-type="date" office:date-value="2009-07-16T00:00:00" table:style-name="ce5">
            <text:p>16/07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office:value-type="date" office:date-value="2009-11-27T00:00:00" table:style-name="ce5">
            <text:p>27/1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office:value-type="date" office:date-value="2009-03-09T00:00:00" table:style-name="ce5">
            <text:p>09/03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office:value-type="date" office:date-value="2009-07-20T00:00:00" table:style-name="ce5">
            <text:p>20/07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office:value-type="date" office:date-value="2009-12-01T00:00:00" table:style-name="ce5">
            <text:p>01/12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office:value-type="date" office:date-value="2009-04-13T00:00:00" table:style-name="ce5">
            <text:p>13/04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office:value-type="date" office:date-value="2009-08-24T00:00:00" table:style-name="ce5">
            <text:p>24/08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office:value-type="date" office:date-value="2009-12-05T00:00:00" table:style-name="ce5">
            <text:p>05/12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office:value-type="date" office:date-value="2009-04-16T00:00:00" table:style-name="ce5">
            <text:p>16/04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office:value-type="date" office:date-value="2009-08-28T00:00:00" table:style-name="ce5">
            <text:p>28/08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office:value-type="date" office:date-value="2009-01-09T00:00:00" table:style-name="ce5">
            <text:p>09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office:value-type="date" office:date-value="2009-05-21T00:00:00" table:style-name="ce5">
            <text:p>21/05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office:value-type="date" office:date-value="2009-09-02T00:00:00" table:style-name="ce5">
            <text:p>02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office:value-type="date" office:date-value="2009-01-13T00:00:00" table:style-name="ce5">
            <text:p>13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office:value-type="date" office:date-value="2009-05-24T00:00:00" table:style-name="ce5">
            <text:p>24/05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office:value-type="date" office:date-value="2009-09-05T00:00:00" table:style-name="ce5">
            <text:p>05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office:value-type="date" office:date-value="2009-01-16T00:00:00" table:style-name="ce5">
            <text:p>16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office:value-type="date" office:date-value="2009-05-27T00:00:00" table:style-name="ce5">
            <text:p>27/05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office:value-type="date" office:date-value="2009-09-07T00:00:00" table:style-name="ce5">
            <text:p>07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office:value-type="date" office:date-value="2009-01-18T00:00:00" table:style-name="ce5">
            <text:p>18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office:value-type="date" office:date-value="2009-05-29T00:00:00" table:style-name="ce5">
            <text:p>29/05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office:value-type="date" office:date-value="2009-09-09T00:00:00" table:style-name="ce5">
            <text:p>09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office:value-type="date" office:date-value="2009-01-20T00:00:00" table:style-name="ce5">
            <text:p>20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office:value-type="date" office:date-value="2009-05-31T00:00:00" table:style-name="ce5">
            <text:p>31/05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office:value-type="date" office:date-value="2009-09-11T00:00:00" table:style-name="ce5">
            <text:p>11/09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office:value-type="date" office:date-value="2009-01-22T00:00:00" table:style-name="ce5">
            <text:p>22/01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office:value-type="date" office:date-value="2009-06-02T00:00:00" table:style-name="ce5">
            <text:p>02/06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office:value-type="date" office:date-value="2009-10-13T00:00:00" table:style-name="ce5">
            <text:p>13/10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office:value-type="date" office:date-value="2009-02-24T00:00:00" table:style-name="ce5">
            <text:p>24/02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office:value-type="date" office:date-value="2009-06-05T00:00:00" table:style-name="ce5">
            <text:p>05/06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office:value-type="date" office:date-value="2009-10-16T00:00:00" table:style-name="ce5">
            <text:p>16/10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office:value-type="date" office:date-value="2009-02-27T00:00:00" table:style-name="ce5">
            <text:p>27/02/09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office:value-type="date" office:date-value="2009-06-08T00:00:00" table:style-name="ce5">
            <text:p>08/06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office:value-type="date" office:date-value="2009-10-19T00:00:00" table:style-name="ce5">
            <text:p>19/10/09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office:value-type="date" office:date-value="2010-03-01T00:00:00" table:style-name="ce5">
            <text:p>01/03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office:value-type="date" office:date-value="2010-07-12T00:00:00" table:style-name="ce5">
            <text:p>12/07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office:value-type="date" office:date-value="2010-11-23T00:00:00" table:style-name="ce5">
            <text:p>23/11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office:value-type="date" office:date-value="2010-03-05T00:00:00" table:style-name="ce5">
            <text:p>05/03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office:value-type="date" office:date-value="2010-07-16T00:00:00" table:style-name="ce5">
            <text:p>16/07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office:value-type="date" office:date-value="2010-11-27T00:00:00" table:style-name="ce5">
            <text:p>27/11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office:value-type="date" office:date-value="2010-03-09T00:00:00" table:style-name="ce5">
            <text:p>09/03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office:value-type="date" office:date-value="2010-07-20T00:00:00" table:style-name="ce5">
            <text:p>20/07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office:value-type="date" office:date-value="2010-12-01T00:00:00" table:style-name="ce5">
            <text:p>01/12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office:value-type="date" office:date-value="2010-04-13T00:00:00" table:style-name="ce5">
            <text:p>13/04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office:value-type="date" office:date-value="2010-08-24T00:00:00" table:style-name="ce5">
            <text:p>24/08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office:value-type="date" office:date-value="2010-12-05T00:00:00" table:style-name="ce5">
            <text:p>05/12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office:value-type="date" office:date-value="2010-04-16T00:00:00" table:style-name="ce5">
            <text:p>16/04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office:value-type="date" office:date-value="2010-08-28T00:00:00" table:style-name="ce5">
            <text:p>28/08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office:value-type="date" office:date-value="2010-01-09T00:00:00" table:style-name="ce5">
            <text:p>09/01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office:value-type="date" office:date-value="2010-05-21T00:00:00" table:style-name="ce5">
            <text:p>21/05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office:value-type="date" office:date-value="2010-09-02T00:00:00" table:style-name="ce5">
            <text:p>02/09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office:value-type="date" office:date-value="2010-01-13T00:00:00" table:style-name="ce5">
            <text:p>13/01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office:value-type="date" office:date-value="2010-05-24T00:00:00" table:style-name="ce5">
            <text:p>24/05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office:value-type="date" office:date-value="2010-09-05T00:00:00" table:style-name="ce5">
            <text:p>05/09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office:value-type="date" office:date-value="2010-01-16T00:00:00" table:style-name="ce5">
            <text:p>16/01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office:value-type="date" office:date-value="2010-05-27T00:00:00" table:style-name="ce5">
            <text:p>27/05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office:value-type="date" office:date-value="2010-09-07T00:00:00" table:style-name="ce5">
            <text:p>07/09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office:value-type="date" office:date-value="2010-01-18T00:00:00" table:style-name="ce5">
            <text:p>18/01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office:value-type="date" office:date-value="2010-05-29T00:00:00" table:style-name="ce5">
            <text:p>29/05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office:value-type="date" office:date-value="2010-09-09T00:00:00" table:style-name="ce5">
            <text:p>09/09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office:value-type="date" office:date-value="2010-01-20T00:00:00" table:style-name="ce5">
            <text:p>20/01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office:value-type="date" office:date-value="2010-05-31T00:00:00" table:style-name="ce5">
            <text:p>31/05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office:value-type="date" office:date-value="2010-09-11T00:00:00" table:style-name="ce5">
            <text:p>11/09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office:value-type="date" office:date-value="2010-01-22T00:00:00" table:style-name="ce5">
            <text:p>22/01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office:value-type="date" office:date-value="2010-06-02T00:00:00" table:style-name="ce5">
            <text:p>02/06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office:value-type="date" office:date-value="2010-10-13T00:00:00" table:style-name="ce5">
            <text:p>13/10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office:value-type="date" office:date-value="2010-02-24T00:00:00" table:style-name="ce5">
            <text:p>24/02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office:value-type="date" office:date-value="2010-06-05T00:00:00" table:style-name="ce5">
            <text:p>05/06/10</text:p>
          </table:table-cell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office:value-type="date" office:date-value="2010-10-16T00:00:00" table:style-name="ce5">
            <text:p>16/10/10</text:p>
          </table:table-cell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number-rows-repeated="1047373" table:style-name="ro2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associataA</text:p>
          </table:table-cell>
          <table:table-cell office:value-type="string" table:style-name="ce4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eraAssociataA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table:number-columns-repeated="16383" table:style-name="ce1"/>
        </table:table-row>
        <table:table-row table:style-name="ro1">
          <table:table-cell office:value-type="float" office:value="496871" table:style-name="ce1">
            <text:p>496871</text:p>
          </table:table-cell>
          <table:table-cell table:number-columns-repeated="16383" table:style-name="ce1"/>
        </table:table-row>
        <table:table-row table:style-name="ro1">
          <table:table-cell office:value-type="float" office:value="503995" table:style-name="ce1">
            <text:p>503995</text:p>
          </table:table-cell>
          <table:table-cell table:number-columns-repeated="16383" table:style-name="ce1"/>
        </table:table-row>
        <table:table-row table:style-name="ro1">
          <table:table-cell office:value-type="float" office:value="908549" table:style-name="ce1">
            <text:p>908549</text:p>
          </table:table-cell>
          <table:table-cell table:number-columns-repeated="16383" table:style-name="ce1"/>
        </table:table-row>
        <table:table-row table:style-name="ro1">
          <table:table-cell office:value-type="float" office:value="205116" table:style-name="ce1">
            <text:p>205116</text:p>
          </table:table-cell>
          <table:table-cell table:number-columns-repeated="16383" table:style-name="ce1"/>
        </table:table-row>
        <table:table-row table:style-name="ro1">
          <table:table-cell office:value-type="float" office:value="64640" table:style-name="ce1">
            <text:p>64640</text:p>
          </table:table-cell>
          <table:table-cell table:number-columns-repeated="16383" table:style-name="ce1"/>
        </table:table-row>
        <table:table-row table:style-name="ro1">
          <table:table-cell office:value-type="float" office:value="132360" table:style-name="ce1">
            <text:p>132360</text:p>
          </table:table-cell>
          <table:table-cell table:number-columns-repeated="16383" table:style-name="ce1"/>
        </table:table-row>
        <table:table-row table:style-name="ro1">
          <table:table-cell office:value-type="float" office:value="620569" table:style-name="ce1">
            <text:p>620569</text:p>
          </table:table-cell>
          <table:table-cell table:number-columns-repeated="16383" table:style-name="ce1"/>
        </table:table-row>
        <table:table-row table:style-name="ro1">
          <table:table-cell office:value-type="float" office:value="275235" table:style-name="ce1">
            <text:p>275235</text:p>
          </table:table-cell>
          <table:table-cell table:number-columns-repeated="16383" table:style-name="ce1"/>
        </table:table-row>
        <table:table-row table:style-name="ro1">
          <table:table-cell office:value-type="float" office:value="716853" table:style-name="ce1">
            <text:p>716853</text:p>
          </table:table-cell>
          <table:table-cell table:number-columns-repeated="16383" table:style-name="ce1"/>
        </table:table-row>
        <table:table-row table:style-name="ro1">
          <table:table-cell office:value-type="float" office:value="379988" table:style-name="ce1">
            <text:p>379988</text:p>
          </table:table-cell>
          <table:table-cell table:number-columns-repeated="16383" table:style-name="ce1"/>
        </table:table-row>
        <table:table-row table:style-name="ro1">
          <table:table-cell office:value-type="float" office:value="469874" table:style-name="ce1">
            <text:p>469874</text:p>
          </table:table-cell>
          <table:table-cell table:number-columns-repeated="16383" table:style-name="ce1"/>
        </table:table-row>
        <table:table-row table:style-name="ro1">
          <table:table-cell office:value-type="float" office:value="724388" table:style-name="ce1">
            <text:p>724388</text:p>
          </table:table-cell>
          <table:table-cell table:number-columns-repeated="16383" table:style-name="ce1"/>
        </table:table-row>
        <table:table-row table:style-name="ro1">
          <table:table-cell office:value-type="float" office:value="596925" table:style-name="ce1">
            <text:p>596925</text:p>
          </table:table-cell>
          <table:table-cell table:number-columns-repeated="16383" table:style-name="ce1"/>
        </table:table-row>
        <table:table-row table:style-name="ro1">
          <table:table-cell office:value-type="float" office:value="211448" table:style-name="ce1">
            <text:p>211448</text:p>
          </table:table-cell>
          <table:table-cell table:number-columns-repeated="16383" table:style-name="ce1"/>
        </table:table-row>
        <table:table-row table:style-name="ro1">
          <table:table-cell office:value-type="float" office:value="862333" table:style-name="ce1">
            <text:p>862333</text:p>
          </table:table-cell>
          <table:table-cell table:number-columns-repeated="16383"/>
        </table:table-row>
        <table:table-row table:style-name="ro1">
          <table:table-cell office:value-type="float" office:value="749292" table:style-name="ce1">
            <text:p>749292</text:p>
          </table:table-cell>
          <table:table-cell table:number-columns-repeated="16383"/>
        </table:table-row>
        <table:table-row table:style-name="ro1">
          <table:table-cell office:value-type="float" office:value="330328" table:style-name="ce1">
            <text:p>330328</text:p>
          </table:table-cell>
          <table:table-cell table:number-columns-repeated="16383"/>
        </table:table-row>
        <table:table-row table:style-name="ro1">
          <table:table-cell office:value-type="float" office:value="327961" table:style-name="ce1">
            <text:p>327961</text:p>
          </table:table-cell>
          <table:table-cell table:number-columns-repeated="16383"/>
        </table:table-row>
        <table:table-row table:style-name="ro1">
          <table:table-cell office:value-type="float" office:value="911464" table:style-name="ce1">
            <text:p>911464</text:p>
          </table:table-cell>
          <table:table-cell table:number-columns-repeated="16383"/>
        </table:table-row>
        <table:table-row table:style-name="ro1">
          <table:table-cell office:value-type="float" office:value="89806" table:style-name="ce1">
            <text:p>89806</text:p>
          </table:table-cell>
          <table:table-cell table:number-columns-repeated="16383"/>
        </table:table-row>
        <table:table-row table:style-name="ro1">
          <table:table-cell office:value-type="float" office:value="407410" table:style-name="ce1">
            <text:p>407410</text:p>
          </table:table-cell>
          <table:table-cell table:number-columns-repeated="16383"/>
        </table:table-row>
        <table:table-row table:style-name="ro1">
          <table:table-cell office:value-type="float" office:value="255394" table:style-name="ce1">
            <text:p>255394</text:p>
          </table:table-cell>
          <table:table-cell table:number-columns-repeated="16383"/>
        </table:table-row>
        <table:table-row table:style-name="ro1">
          <table:table-cell office:value-type="float" office:value="567098" table:style-name="ce1">
            <text:p>567098</text:p>
          </table:table-cell>
          <table:table-cell table:number-columns-repeated="16383"/>
        </table:table-row>
        <table:table-row table:style-name="ro1">
          <table:table-cell office:value-type="float" office:value="744887" table:style-name="ce1">
            <text:p>744887</text:p>
          </table:table-cell>
          <table:table-cell table:number-columns-repeated="16383"/>
        </table:table-row>
        <table:table-row table:style-name="ro1">
          <table:table-cell office:value-type="float" office:value="887684" table:style-name="ce1">
            <text:p>887684</text:p>
          </table:table-cell>
          <table:table-cell table:number-columns-repeated="16383"/>
        </table:table-row>
        <table:table-row table:style-name="ro1">
          <table:table-cell office:value-type="float" office:value="761234" table:style-name="ce1">
            <text:p>761234</text:p>
          </table:table-cell>
          <table:table-cell table:number-columns-repeated="16383"/>
        </table:table-row>
        <table:table-row table:style-name="ro1">
          <table:table-cell office:value-type="float" office:value="45333" table:style-name="ce1">
            <text:p>45333</text:p>
          </table:table-cell>
          <table:table-cell table:number-columns-repeated="16383"/>
        </table:table-row>
        <table:table-row table:style-name="ro1">
          <table:table-cell office:value-type="float" office:value="734771" table:style-name="ce1">
            <text:p>734771</text:p>
          </table:table-cell>
          <table:table-cell table:number-columns-repeated="16383"/>
        </table:table-row>
        <table:table-row table:style-name="ro1">
          <table:table-cell office:value-type="float" office:value="182400" table:style-name="ce1">
            <text:p>182400</text:p>
          </table:table-cell>
          <table:table-cell table:number-columns-repeated="16383"/>
        </table:table-row>
        <table:table-row table:style-name="ro1">
          <table:table-cell office:value-type="float" office:value="30194" table:style-name="ce1">
            <text:p>30194</text:p>
          </table:table-cell>
          <table:table-cell table:number-columns-repeated="16383"/>
        </table:table-row>
        <table:table-row table:style-name="ro1">
          <table:table-cell office:value-type="float" office:value="304944" table:style-name="ce1">
            <text:p>304944</text:p>
          </table:table-cell>
          <table:table-cell table:number-columns-repeated="16383"/>
        </table:table-row>
        <table:table-row table:style-name="ro1">
          <table:table-cell office:value-type="float" office:value="697891" table:style-name="ce1">
            <text:p>697891</text:p>
          </table:table-cell>
          <table:table-cell table:number-columns-repeated="16383"/>
        </table:table-row>
        <table:table-row table:style-name="ro1">
          <table:table-cell office:value-type="float" office:value="29822" table:style-name="ce1">
            <text:p>29822</text:p>
          </table:table-cell>
          <table:table-cell table:number-columns-repeated="16383"/>
        </table:table-row>
        <table:table-row table:style-name="ro1">
          <table:table-cell office:value-type="float" office:value="326273" table:style-name="ce1">
            <text:p>326273</text:p>
          </table:table-cell>
          <table:table-cell table:number-columns-repeated="16383"/>
        </table:table-row>
        <table:table-row table:style-name="ro1">
          <table:table-cell office:value-type="float" office:value="127464" table:style-name="ce1">
            <text:p>127464</text:p>
          </table:table-cell>
          <table:table-cell table:number-columns-repeated="16383"/>
        </table:table-row>
        <table:table-row table:style-name="ro1">
          <table:table-cell office:value-type="float" office:value="594880" table:style-name="ce1">
            <text:p>594880</text:p>
          </table:table-cell>
          <table:table-cell table:number-columns-repeated="16383"/>
        </table:table-row>
        <table:table-row table:style-name="ro1">
          <table:table-cell office:value-type="float" office:value="610523" table:style-name="ce1">
            <text:p>610523</text:p>
          </table:table-cell>
          <table:table-cell table:number-columns-repeated="16383"/>
        </table:table-row>
        <table:table-row table:style-name="ro1">
          <table:table-cell office:value-type="float" office:value="502351" table:style-name="ce1">
            <text:p>502351</text:p>
          </table:table-cell>
          <table:table-cell table:number-columns-repeated="16383"/>
        </table:table-row>
        <table:table-row table:style-name="ro1">
          <table:table-cell office:value-type="float" office:value="362090" table:style-name="ce1">
            <text:p>362090</text:p>
          </table:table-cell>
          <table:table-cell table:number-columns-repeated="16383"/>
        </table:table-row>
        <table:table-row table:style-name="ro1">
          <table:table-cell office:value-type="float" office:value="872681" table:style-name="ce1">
            <text:p>872681</text:p>
          </table:table-cell>
          <table:table-cell table:number-columns-repeated="16383"/>
        </table:table-row>
        <table:table-row table:style-name="ro1">
          <table:table-cell office:value-type="float" office:value="659520" table:style-name="ce1">
            <text:p>659520</text:p>
          </table:table-cell>
          <table:table-cell table:number-columns-repeated="16383"/>
        </table:table-row>
        <table:table-row table:style-name="ro1">
          <table:table-cell office:value-type="float" office:value="249272" table:style-name="ce1">
            <text:p>249272</text:p>
          </table:table-cell>
          <table:table-cell table:number-columns-repeated="16383"/>
        </table:table-row>
        <table:table-row table:style-name="ro1">
          <table:table-cell office:value-type="float" office:value="580387" table:style-name="ce1">
            <text:p>580387</text:p>
          </table:table-cell>
          <table:table-cell table:number-columns-repeated="16383"/>
        </table:table-row>
        <table:table-row table:style-name="ro1">
          <table:table-cell office:value-type="float" office:value="18961" table:style-name="ce1">
            <text:p>18961</text:p>
          </table:table-cell>
          <table:table-cell table:number-columns-repeated="16383"/>
        </table:table-row>
        <table:table-row table:style-name="ro1">
          <table:table-cell office:value-type="float" office:value="155110" table:style-name="ce1">
            <text:p>155110</text:p>
          </table:table-cell>
          <table:table-cell table:number-columns-repeated="16383"/>
        </table:table-row>
        <table:table-row table:style-name="ro1">
          <table:table-cell office:value-type="float" office:value="778391" table:style-name="ce1">
            <text:p>778391</text:p>
          </table:table-cell>
          <table:table-cell table:number-columns-repeated="16383"/>
        </table:table-row>
        <table:table-row table:style-name="ro1">
          <table:table-cell office:value-type="float" office:value="165094" table:style-name="ce1">
            <text:p>165094</text:p>
          </table:table-cell>
          <table:table-cell table:number-columns-repeated="16383"/>
        </table:table-row>
        <table:table-row table:style-name="ro1">
          <table:table-cell office:value-type="float" office:value="693116" table:style-name="ce1">
            <text:p>693116</text:p>
          </table:table-cell>
          <table:table-cell table:number-columns-repeated="16383"/>
        </table:table-row>
        <table:table-row table:style-name="ro1">
          <table:table-cell office:value-type="float" office:value="241656" table:style-name="ce1">
            <text:p>241656</text:p>
          </table:table-cell>
          <table:table-cell table:number-columns-repeated="16383"/>
        </table:table-row>
        <table:table-row table:style-name="ro1">
          <table:table-cell office:value-type="float" office:value="776735" table:style-name="ce1">
            <text:p>776735</text:p>
          </table:table-cell>
          <table:table-cell table:number-columns-repeated="16383"/>
        </table:table-row>
        <table:table-row table:style-name="ro1">
          <table:table-cell office:value-type="float" office:value="722100" table:style-name="ce1">
            <text:p>722100</text:p>
          </table:table-cell>
          <table:table-cell table:number-columns-repeated="16383"/>
        </table:table-row>
        <table:table-row table:style-name="ro1">
          <table:table-cell office:value-type="float" office:value="657419" table:style-name="ce1">
            <text:p>657419</text:p>
          </table:table-cell>
          <table:table-cell table:number-columns-repeated="16383"/>
        </table:table-row>
        <table:table-row table:style-name="ro1">
          <table:table-cell office:value-type="float" office:value="574246" table:style-name="ce1">
            <text:p>574246</text:p>
          </table:table-cell>
          <table:table-cell table:number-columns-repeated="16383"/>
        </table:table-row>
        <table:table-row table:style-name="ro1">
          <table:table-cell office:value-type="float" office:value="819859" table:style-name="ce1">
            <text:p>819859</text:p>
          </table:table-cell>
          <table:table-cell table:number-columns-repeated="16383"/>
        </table:table-row>
        <table:table-row table:style-name="ro1">
          <table:table-cell office:value-type="float" office:value="384072" table:style-name="ce1">
            <text:p>384072</text:p>
          </table:table-cell>
          <table:table-cell table:number-columns-repeated="16383"/>
        </table:table-row>
        <table:table-row table:style-name="ro1">
          <table:table-cell office:value-type="float" office:value="938097" table:style-name="ce1">
            <text:p>938097</text:p>
          </table:table-cell>
          <table:table-cell table:number-columns-repeated="16383"/>
        </table:table-row>
        <table:table-row table:style-name="ro1">
          <table:table-cell office:value-type="float" office:value="54563" table:style-name="ce1">
            <text:p>54563</text:p>
          </table:table-cell>
          <table:table-cell table:number-columns-repeated="16383"/>
        </table:table-row>
        <table:table-row table:style-name="ro1">
          <table:table-cell office:value-type="float" office:value="581234" table:style-name="ce1">
            <text:p>581234</text:p>
          </table:table-cell>
          <table:table-cell table:number-columns-repeated="16383"/>
        </table:table-row>
        <table:table-row table:style-name="ro1">
          <table:table-cell office:value-type="float" office:value="266830" table:style-name="ce1">
            <text:p>266830</text:p>
          </table:table-cell>
          <table:table-cell table:number-columns-repeated="16383"/>
        </table:table-row>
        <table:table-row table:style-name="ro1">
          <table:table-cell office:value-type="float" office:value="46046" table:style-name="ce1">
            <text:p>46046</text:p>
          </table:table-cell>
          <table:table-cell table:number-columns-repeated="16383"/>
        </table:table-row>
        <table:table-row table:style-name="ro1">
          <table:table-cell office:value-type="float" office:value="729412" table:style-name="ce1">
            <text:p>729412</text:p>
          </table:table-cell>
          <table:table-cell table:number-columns-repeated="16383"/>
        </table:table-row>
        <table:table-row table:style-name="ro1">
          <table:table-cell office:value-type="float" office:value="219363" table:style-name="ce1">
            <text:p>219363</text:p>
          </table:table-cell>
          <table:table-cell table:number-columns-repeated="16383"/>
        </table:table-row>
        <table:table-row table:style-name="ro1">
          <table:table-cell office:value-type="float" office:value="217267" table:style-name="ce1">
            <text:p>217267</text:p>
          </table:table-cell>
          <table:table-cell table:number-columns-repeated="16383"/>
        </table:table-row>
        <table:table-row table:style-name="ro1">
          <table:table-cell office:value-type="float" office:value="299691" table:style-name="ce1">
            <text:p>299691</text:p>
          </table:table-cell>
          <table:table-cell table:number-columns-repeated="16383"/>
        </table:table-row>
        <table:table-row table:style-name="ro1">
          <table:table-cell office:value-type="float" office:value="357117" table:style-name="ce1">
            <text:p>357117</text:p>
          </table:table-cell>
          <table:table-cell table:number-columns-repeated="16383"/>
        </table:table-row>
        <table:table-row table:style-name="ro1">
          <table:table-cell office:value-type="float" office:value="354954" table:style-name="ce1">
            <text:p>354954</text:p>
          </table:table-cell>
          <table:table-cell table:number-columns-repeated="16383"/>
        </table:table-row>
        <table:table-row table:style-name="ro1">
          <table:table-cell office:value-type="float" office:value="544436" table:style-name="ce1">
            <text:p>544436</text:p>
          </table:table-cell>
          <table:table-cell table:number-columns-repeated="16383"/>
        </table:table-row>
        <table:table-row table:style-name="ro1">
          <table:table-cell office:value-type="float" office:value="247688" table:style-name="ce1">
            <text:p>247688</text:p>
          </table:table-cell>
          <table:table-cell table:number-columns-repeated="16383"/>
        </table:table-row>
        <table:table-row table:style-name="ro1">
          <table:table-cell office:value-type="float" office:value="334669" table:style-name="ce1">
            <text:p>334669</text:p>
          </table:table-cell>
          <table:table-cell table:number-columns-repeated="16383"/>
        </table:table-row>
        <table:table-row table:style-name="ro1">
          <table:table-cell office:value-type="float" office:value="993468" table:style-name="ce1">
            <text:p>993468</text:p>
          </table:table-cell>
          <table:table-cell table:number-columns-repeated="16383"/>
        </table:table-row>
        <table:table-row table:style-name="ro1">
          <table:table-cell office:value-type="float" office:value="268868" table:style-name="ce1">
            <text:p>268868</text:p>
          </table:table-cell>
          <table:table-cell table:number-columns-repeated="16383"/>
        </table:table-row>
        <table:table-row table:style-name="ro1">
          <table:table-cell office:value-type="float" office:value="445795" table:style-name="ce1">
            <text:p>445795</text:p>
          </table:table-cell>
          <table:table-cell table:number-columns-repeated="16383"/>
        </table:table-row>
        <table:table-row table:style-name="ro1">
          <table:table-cell office:value-type="float" office:value="343660" table:style-name="ce1">
            <text:p>343660</text:p>
          </table:table-cell>
          <table:table-cell table:number-columns-repeated="16383"/>
        </table:table-row>
        <table:table-row table:style-name="ro1">
          <table:table-cell office:value-type="float" office:value="743347" table:style-name="ce1">
            <text:p>743347</text:p>
          </table:table-cell>
          <table:table-cell table:number-columns-repeated="16383"/>
        </table:table-row>
        <table:table-row table:style-name="ro1">
          <table:table-cell office:value-type="float" office:value="909026" table:style-name="ce1">
            <text:p>909026</text:p>
          </table:table-cell>
          <table:table-cell table:number-columns-repeated="16383"/>
        </table:table-row>
        <table:table-row table:style-name="ro1">
          <table:table-cell office:value-type="float" office:value="129954" table:style-name="ce1">
            <text:p>129954</text:p>
          </table:table-cell>
          <table:table-cell table:number-columns-repeated="16383"/>
        </table:table-row>
        <table:table-row table:style-name="ro1">
          <table:table-cell office:value-type="float" office:value="487449" table:style-name="ce1">
            <text:p>487449</text:p>
          </table:table-cell>
          <table:table-cell table:number-columns-repeated="16383"/>
        </table:table-row>
        <table:table-row table:style-name="ro1">
          <table:table-cell office:value-type="float" office:value="45665" table:style-name="ce1">
            <text:p>45665</text:p>
          </table:table-cell>
          <table:table-cell table:number-columns-repeated="16383"/>
        </table:table-row>
        <table:table-row table:style-name="ro1">
          <table:table-cell office:value-type="float" office:value="981740" table:style-name="ce1">
            <text:p>981740</text:p>
          </table:table-cell>
          <table:table-cell table:number-columns-repeated="16383"/>
        </table:table-row>
        <table:table-row table:style-name="ro1">
          <table:table-cell office:value-type="float" office:value="773167" table:style-name="ce1">
            <text:p>773167</text:p>
          </table:table-cell>
          <table:table-cell table:number-columns-repeated="16383"/>
        </table:table-row>
        <table:table-row table:style-name="ro1">
          <table:table-cell office:value-type="float" office:value="658013" table:style-name="ce1">
            <text:p>658013</text:p>
          </table:table-cell>
          <table:table-cell table:number-columns-repeated="16383"/>
        </table:table-row>
        <table:table-row table:style-name="ro1">
          <table:table-cell office:value-type="float" office:value="656229" table:style-name="ce1">
            <text:p>656229</text:p>
          </table:table-cell>
          <table:table-cell table:number-columns-repeated="16383"/>
        </table:table-row>
        <table:table-row table:style-name="ro1">
          <table:table-cell office:value-type="float" office:value="992950" table:style-name="ce1">
            <text:p>992950</text:p>
          </table:table-cell>
          <table:table-cell table:number-columns-repeated="16383"/>
        </table:table-row>
        <table:table-row table:style-name="ro1">
          <table:table-cell office:value-type="float" office:value="185563" table:style-name="ce1">
            <text:p>185563</text:p>
          </table:table-cell>
          <table:table-cell table:number-columns-repeated="16383"/>
        </table:table-row>
        <table:table-row table:style-name="ro1">
          <table:table-cell office:value-type="float" office:value="735163" table:style-name="ce1">
            <text:p>735163</text:p>
          </table:table-cell>
          <table:table-cell table:number-columns-repeated="16383"/>
        </table:table-row>
        <table:table-row table:style-name="ro1">
          <table:table-cell office:value-type="float" office:value="198898" table:style-name="ce1">
            <text:p>198898</text:p>
          </table:table-cell>
          <table:table-cell table:number-columns-repeated="16383"/>
        </table:table-row>
        <table:table-row table:style-name="ro1">
          <table:table-cell office:value-type="float" office:value="570733" table:style-name="ce1">
            <text:p>570733</text:p>
          </table:table-cell>
          <table:table-cell table:number-columns-repeated="16383"/>
        </table:table-row>
        <table:table-row table:style-name="ro1">
          <table:table-cell office:value-type="float" office:value="103520" table:style-name="ce1">
            <text:p>103520</text:p>
          </table:table-cell>
          <table:table-cell table:number-columns-repeated="16383"/>
        </table:table-row>
        <table:table-row table:style-name="ro1">
          <table:table-cell office:value-type="float" office:value="81525" table:style-name="ce1">
            <text:p>81525</text:p>
          </table:table-cell>
          <table:table-cell table:number-columns-repeated="16383"/>
        </table:table-row>
        <table:table-row table:style-name="ro1">
          <table:table-cell office:value-type="float" office:value="968048" table:style-name="ce1">
            <text:p>968048</text:p>
          </table:table-cell>
          <table:table-cell table:number-columns-repeated="16383"/>
        </table:table-row>
        <table:table-row table:style-name="ro1">
          <table:table-cell office:value-type="float" office:value="944494" table:style-name="ce1">
            <text:p>944494</text:p>
          </table:table-cell>
          <table:table-cell table:number-columns-repeated="16383"/>
        </table:table-row>
        <table:table-row table:style-name="ro1">
          <table:table-cell office:value-type="float" office:value="966156" table:style-name="ce1">
            <text:p>966156</text:p>
          </table:table-cell>
          <table:table-cell table:number-columns-repeated="16383"/>
        </table:table-row>
        <table:table-row table:style-name="ro1">
          <table:table-cell office:value-type="float" office:value="155129" table:style-name="ce1">
            <text:p>155129</text:p>
          </table:table-cell>
          <table:table-cell table:number-columns-repeated="16383"/>
        </table:table-row>
        <table:table-row table:style-name="ro1">
          <table:table-cell office:value-type="float" office:value="566060" table:style-name="ce1">
            <text:p>566060</text:p>
          </table:table-cell>
          <table:table-cell table:number-columns-repeated="16383"/>
        </table:table-row>
        <table:table-row table:style-name="ro1">
          <table:table-cell office:value-type="float" office:value="317143" table:style-name="ce1">
            <text:p>317143</text:p>
          </table:table-cell>
          <table:table-cell table:number-columns-repeated="16383"/>
        </table:table-row>
        <table:table-row table:style-name="ro1">
          <table:table-cell office:value-type="float" office:value="115533" table:style-name="ce1">
            <text:p>115533</text:p>
          </table:table-cell>
          <table:table-cell table:number-columns-repeated="16383"/>
        </table:table-row>
        <table:table-row table:style-name="ro1">
          <table:table-cell office:value-type="float" office:value="821330" table:style-name="ce1">
            <text:p>821330</text:p>
          </table:table-cell>
          <table:table-cell table:number-columns-repeated="16383"/>
        </table:table-row>
        <table:table-row table:style-name="ro1">
          <table:table-cell office:value-type="float" office:value="33394" table:style-name="ce1">
            <text:p>33394</text:p>
          </table:table-cell>
          <table:table-cell table:number-columns-repeated="16383"/>
        </table:table-row>
        <table:table-row table:style-name="ro1">
          <table:table-cell office:value-type="float" office:value="822796" table:style-name="ce1">
            <text:p>822796</text:p>
          </table:table-cell>
          <table:table-cell table:number-columns-repeated="16383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LUCA POLONI</meta:initial-creator>
    <dc:creator>ALESSANDRO BRASI</dc:creator>
    <meta:creation-date>2024-04-30T06:45:30Z</meta:creation-date>
    <dc:date>2024-04-30T12:30:29Z</dc:date>
    <meta:editing-duration>PT0S</meta:editing-duration>
  </office:meta>
</office:document-meta>
</file>